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THDBVB+NimbusRomNo9L-ReguItal" svg:font-family="THDBVB+NimbusRomNo9L-ReguItal"/>
    <style:font-face style:name="VLVBMP+CMR10" svg:font-family="VLVBMP+CMR10"/>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pt" fo:country="PT"/>
    </style:style>
    <style:style style:name="P2" style:family="paragraph" style:parent-style-name="Standard">
      <style:text-properties fo:language="pt" fo:country="PT" fo:font-weight="bold" style:font-weight-asian="bold" style:font-weight-complex="bold"/>
    </style:style>
    <style:style style:name="P3" style:family="paragraph" style:parent-style-name="Standard">
      <style:text-properties fo:language="pt" fo:country="PT" fo:font-weight="normal" style:font-weight-asian="normal" style:font-weight-complex="normal"/>
    </style:style>
    <style:style style:name="P4" style:family="paragraph" style:parent-style-name="Standard">
      <style:text-properties fo:language="pt" fo:country="PT" fo:font-style="normal" style:font-style-asian="normal" style:font-style-complex="normal"/>
    </style:style>
    <style:style style:name="P5" style:family="paragraph" style:parent-style-name="Standard">
      <style:text-properties fo:language="pt" fo:country="PT" fo:font-style="normal" style:text-underline-style="none" fo:font-weight="bold" style:font-style-asian="normal" style:font-weight-asian="bold" style:font-style-complex="normal" style:font-weight-complex="bold"/>
    </style:style>
    <style:style style:name="P6" style:family="paragraph" style:parent-style-name="Standard">
      <style:text-properties fo:language="pt" fo:country="PT" fo:font-style="normal" style:text-underline-style="none" fo:font-weight="normal" style:font-style-asian="normal" style:font-weight-asian="normal" style:font-style-complex="normal" style:font-weight-complex="normal"/>
    </style:style>
    <style:style style:name="P7" style:family="paragraph" style:parent-style-name="Standard">
      <style:text-properties fo:language="pt" fo:country="PT" style:text-underline-style="none" fo:font-weight="normal" style:font-weight-asian="normal" style:font-weight-complex="normal"/>
    </style:style>
    <style:style style:name="P8" style:family="paragraph" style:parent-style-name="Standard">
      <style:text-properties fo:language="pt" fo:country="PT" fo:font-style="italic" style:text-underline-style="solid" style:text-underline-width="auto" style:text-underline-color="font-color" fo:font-weight="normal" style:font-style-asian="italic" style:font-weight-asian="normal" style:font-style-complex="italic" style:font-weight-complex="normal"/>
    </style:style>
    <style:style style:name="P9" style:family="paragraph" style:parent-style-name="Standard" style:list-style-name="L1"/>
    <style:style style:name="P10" style:family="paragraph" style:parent-style-name="Standard">
      <style:text-properties fo:language="pt" fo:country="PT"/>
    </style:style>
    <style:style style:name="P11" style:family="paragraph" style:parent-style-name="Standard" style:list-style-name="L1">
      <style:text-properties fo:language="pt" fo:country="PT"/>
    </style:style>
    <style:style style:name="P12" style:family="paragraph" style:parent-style-name="Standard">
      <style:text-properties fo:language="pt" fo:country="PT" fo:font-weight="bold" style:font-weight-asian="bold" style:font-weight-complex="bold"/>
    </style:style>
    <style:style style:name="P13" style:family="paragraph" style:parent-style-name="Standard" style:list-style-name="L1">
      <style:text-properties fo:language="pt" fo:country="PT" fo:font-weight="bold" style:font-weight-asian="bold" style:font-weight-complex="bold"/>
    </style:style>
    <style:style style:name="P14" style:family="paragraph" style:parent-style-name="Standard" style:list-style-name="L2">
      <style:text-properties fo:language="pt" fo:country="PT" fo:font-weight="bold" style:font-weight-asian="bold" style:font-weight-complex="bold"/>
    </style:style>
    <style:style style:name="P15" style:family="paragraph" style:parent-style-name="Standard" style:list-style-name="L14">
      <style:text-properties fo:language="pt" fo:country="PT" fo:font-weight="bold" style:font-weight-asian="bold" style:font-weight-complex="bold"/>
    </style:style>
    <style:style style:name="P16" style:family="paragraph" style:parent-style-name="Standard" style:list-style-name="L6">
      <style:text-properties fo:language="pt" fo:country="PT" fo:font-weight="bold" style:font-weight-asian="bold" style:font-weight-complex="bold"/>
    </style:style>
    <style:style style:name="P17" style:family="paragraph" style:parent-style-name="Standard" style:list-style-name="L15">
      <style:text-properties fo:language="pt" fo:country="PT" fo:font-weight="bold" style:font-weight-asian="bold" style:font-weight-complex="bold"/>
    </style:style>
    <style:style style:name="P18" style:family="paragraph" style:parent-style-name="Standard" style:list-style-name="L2">
      <style:text-properties fo:language="pt" fo:country="PT"/>
    </style:style>
    <style:style style:name="P19" style:family="paragraph" style:parent-style-name="Standard" style:list-style-name="L3">
      <style:text-properties fo:language="pt" fo:country="PT"/>
    </style:style>
    <style:style style:name="P20" style:family="paragraph" style:parent-style-name="Standard" style:list-style-name="L3">
      <style:text-properties fo:language="pt" fo:country="PT" style:text-underline-style="none"/>
    </style:style>
    <style:style style:name="P21" style:family="paragraph" style:parent-style-name="Standard" style:list-style-name="L6">
      <style:text-properties fo:language="pt" fo:country="PT" style:text-underline-style="none" fo:font-weight="bold" style:font-weight-asian="bold" style:font-weight-complex="bold"/>
    </style:style>
    <style:style style:name="P22" style:family="paragraph" style:parent-style-name="Standard" style:list-style-name="L1">
      <style:text-properties fo:language="pt" fo:country="PT" style:text-underline-style="none" fo:font-weight="bold" style:font-weight-asian="bold" style:font-weight-complex="bold"/>
    </style:style>
    <style:style style:name="P23" style:family="paragraph" style:parent-style-name="Standard" style:list-style-name="L13">
      <style:text-properties fo:language="pt" fo:country="PT" style:text-underline-style="none" fo:font-weight="bold" style:font-weight-asian="bold" style:font-weight-complex="bold"/>
    </style:style>
    <style:style style:name="P24" style:family="paragraph" style:parent-style-name="Standard" style:list-style-name="L14">
      <style:text-properties fo:language="pt" fo:country="PT" style:text-underline-style="none" fo:font-weight="bold" style:font-weight-asian="bold" style:font-weight-complex="bold"/>
    </style:style>
    <style:style style:name="P25" style:family="paragraph" style:parent-style-name="Standard" style:list-style-name="L1">
      <style:text-properties fo:language="pt" fo:country="PT" style:text-underline-style="none" fo:font-weight="normal" style:font-weight-asian="normal" style:font-weight-complex="normal"/>
    </style:style>
    <style:style style:name="P26" style:family="paragraph" style:parent-style-name="Standard" style:list-style-name="L13">
      <style:text-properties fo:language="pt" fo:country="PT" style:text-underline-style="none" fo:font-weight="normal" style:font-weight-asian="normal" style:font-weight-complex="normal"/>
    </style:style>
    <style:style style:name="P27" style:family="paragraph" style:parent-style-name="Standard">
      <style:text-properties fo:language="pt" fo:country="PT" fo:font-weight="normal" style:font-weight-asian="normal" style:font-weight-complex="normal"/>
    </style:style>
    <style:style style:name="P28" style:family="paragraph" style:parent-style-name="Standard" style:list-style-name="L1">
      <style:text-properties fo:language="pt" fo:country="PT" fo:font-weight="normal" style:font-weight-asian="normal" style:font-weight-complex="normal"/>
    </style:style>
    <style:style style:name="P29" style:family="paragraph" style:parent-style-name="Standard" style:list-style-name="L15">
      <style:text-properties fo:language="pt" fo:country="PT" fo:font-weight="normal" style:font-weight-asian="normal" style:font-weight-complex="normal"/>
    </style:style>
    <style:style style:name="P30" style:family="paragraph" style:parent-style-name="Standard" style:list-style-name="L8">
      <style:text-properties fo:language="pt" fo:country="PT" fo:font-style="normal" style:text-underline-style="none" fo:font-weight="normal" style:font-style-asian="normal" style:font-weight-asian="normal" style:font-style-complex="normal" style:font-weight-complex="normal"/>
    </style:style>
    <style:style style:name="P31" style:family="paragraph" style:parent-style-name="Standard" style:list-style-name="L14">
      <style:text-properties fo:language="pt" fo:country="PT" fo:font-style="normal" fo:font-weight="normal" style:font-style-asian="normal" style:font-weight-asian="normal" style:font-style-complex="normal" style:font-weight-complex="normal"/>
    </style:style>
    <style:style style:name="P32" style:family="paragraph" style:parent-style-name="Standard" style:list-style-name="L10">
      <style:text-properties fo:language="pt" fo:country="PT" fo:font-style="italic" style:text-underline-style="none" fo:font-weight="normal" style:font-style-asian="italic" style:font-weight-asian="normal" style:font-style-complex="italic" style:font-weight-complex="normal"/>
    </style:style>
    <style:style style:name="P33" style:family="paragraph" style:parent-style-name="Standard" style:list-style-name="L4">
      <style:text-properties fo:language="pt" fo:country="PT"/>
    </style:style>
    <style:style style:name="P34" style:family="paragraph" style:parent-style-name="Standard" style:list-style-name="L5">
      <style:text-properties fo:language="pt" fo:country="PT"/>
    </style:style>
    <style:style style:name="P35" style:family="paragraph" style:parent-style-name="Standard" style:list-style-name="L6">
      <style:text-properties fo:language="pt" fo:country="PT"/>
    </style:style>
    <style:style style:name="P36" style:family="paragraph" style:parent-style-name="Standard" style:list-style-name="L7">
      <style:text-properties fo:language="pt" fo:country="PT"/>
    </style:style>
    <style:style style:name="P37" style:family="paragraph" style:parent-style-name="Standard" style:list-style-name="L8">
      <style:text-properties fo:language="pt" fo:country="PT"/>
    </style:style>
    <style:style style:name="P38" style:family="paragraph" style:parent-style-name="Standard" style:list-style-name="L9">
      <style:text-properties fo:language="pt" fo:country="PT"/>
    </style:style>
    <style:style style:name="P39" style:family="paragraph" style:parent-style-name="Standard" style:list-style-name="L10">
      <style:text-properties fo:language="pt" fo:country="PT"/>
    </style:style>
    <style:style style:name="P40" style:family="paragraph" style:parent-style-name="Standard" style:list-style-name="L11">
      <style:text-properties fo:language="pt" fo:country="PT"/>
    </style:style>
    <style:style style:name="P41" style:family="paragraph" style:parent-style-name="Standard" style:list-style-name="L12">
      <style:text-properties fo:language="pt" fo:country="PT"/>
    </style:style>
    <style:style style:name="P42" style:family="paragraph" style:parent-style-name="Standard" style:list-style-name="L13">
      <style:text-properties fo:language="pt" fo:country="PT"/>
    </style:style>
    <style:style style:name="P43" style:family="paragraph" style:parent-style-name="Standard" style:list-style-name="L14">
      <style:text-properties fo:language="pt" fo:country="PT"/>
    </style:style>
    <style:style style:name="P44" style:family="paragraph" style:parent-style-name="Standard" style:list-style-name="L15">
      <style:text-properties fo:language="pt" fo:country="PT"/>
    </style:style>
    <style:style style:name="P45" style:family="paragraph" style:parent-style-name="Text_20_body">
      <style:text-properties fo:language="pt" fo:country="PT"/>
    </style:style>
    <style:style style:name="P46" style:family="paragraph" style:parent-style-name="Heading_20_4">
      <style:text-properties fo:language="pt" fo:country="PT"/>
    </style:style>
    <style:style style:name="P47" style:family="paragraph" style:parent-style-name="Heading_20_4">
      <style:text-properties fo:language="pt" fo:country="PT" fo:font-weight="bold" style:font-weight-asian="bold" style:font-weight-complex="bold"/>
    </style:style>
    <style:style style:name="P48" style:family="paragraph" style:parent-style-name="Heading_20_2">
      <style:text-properties fo:language="pt" fo:country="PT"/>
    </style:style>
    <style:style style:name="P49" style:family="paragraph" style:parent-style-name="Heading_20_3">
      <style:text-properties fo:language="pt" fo:country="PT"/>
    </style:style>
    <style:style style:name="P50" style:family="paragraph" style:parent-style-name="Heading_20_3">
      <style:text-properties fo:language="pt" fo:country="PT" fo:font-style="normal" style:font-style-asian="normal" style:font-style-complex="normal"/>
    </style:style>
    <style:style style:name="T1" style:family="text">
      <style:text-properties fo:language="pt" fo:country="PT"/>
    </style:style>
    <style:style style:name="T2" style:family="text">
      <style:text-properties fo:language="pt" fo:country="PT" fo:font-weight="bold" style:font-weight-asian="bold" style:font-weight-complex="bold"/>
    </style:style>
    <style:style style:name="T3" style:family="text">
      <style:text-properties fo:language="pt" fo:country="PT" fo:font-weight="bold" style:font-weight-asian="normal" style:font-weight-complex="normal"/>
    </style:style>
    <style:style style:name="T4" style:family="text">
      <style:text-properties fo:language="pt" fo:country="PT" fo:font-weight="normal" style:font-weight-asian="normal" style:font-weight-complex="normal"/>
    </style:style>
    <style:style style:name="T5" style:family="text">
      <style:text-properties fo:language="pt" fo:country="PT" style:text-underline-style="none" fo:font-weight="bold" style:font-weight-asian="bold" style:font-weight-complex="bold"/>
    </style:style>
    <style:style style:name="T6" style:family="text">
      <style:text-properties fo:language="pt" fo:country="PT" style:text-underline-style="none" fo:font-weight="normal" style:font-weight-asian="normal" style:font-weight-complex="normal"/>
    </style:style>
    <style:style style:name="T7" style:family="text">
      <style:text-properties style:font-name="THDBVB+NimbusRomNo9L-ReguItal" fo:font-size="10pt" fo:font-style="normal" style:font-name-asian="THDBVB+NimbusRomNo9L-ReguItal" style:font-size-asian="10pt" style:font-style-asian="normal" style:font-name-complex="THDBVB+NimbusRomNo9L-ReguItal" style:font-size-complex="10pt" style:font-style-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fo:font-weight="bold" style:font-style-asian="italic" style:font-weight-asian="bold" style:font-style-complex="italic" style:font-weight-complex="bold"/>
    </style:style>
    <style:style style:name="T14" style:family="text">
      <style:text-properties fo:font-style="italic" style:language-asian="zxx" style:country-asian="none" style:font-style-asian="italic" style:language-complex="zxx" style:country-complex="none" style:font-style-complex="italic"/>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9" style:family="text">
      <style:text-properties fo:font-style="normal" style:text-underline-style="none" fo:font-weight="bold" style:font-style-asian="normal" style:font-weight-asian="bold" style:font-style-complex="normal" style:font-weight-complex="bold"/>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style:text-underline-style="solid" style:text-underline-width="auto" style:text-underline-color="font-color" fo:font-weight="normal" style:font-weight-asian="normal" style:font-weight-complex="normal"/>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none"/>
    </style:style>
    <style:style style:name="T28" style:family="text">
      <style:text-properties style:text-underline-style="none" fo:font-weight="bold" style:font-weight-asian="bold" style:font-weight-complex="bold"/>
    </style:style>
    <style:style style:name="T29" style:family="text">
      <style:text-properties style:text-underline-style="none"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2">Base de Dados</text:h>
      <text:p text:style-name="P1">Neste capítulo, iremos apresentar uma contextualização sobre a necessidade desta base de dados e a nossa solução final de base de dados. Para isso, enunciaremos as tabelas criadas e explicaremos a sua razão de ser.</text:p>
      <text:p text:style-name="P1"/>
      <text:h text:style-name="P49" text:outline-level="3">Contextualização</text:h>
      <text:p text:style-name="P1">Uma das funcionalidades exigidas neste projeto é o arquivamento do espólio do museu. <text:s/>Arquivar o espólio significa receber meta-informação sobre cada objeto do espólio (eventualmente o próprio objeto se ele for digital), classificá-lo à luz de uma ontologia definida à partida (mas que poderá ir evoluindo) e armazenar a meta-informação após classificação. </text:p>
      <text:p text:style-name="P1">Outra grande funcionalidade exigida é a <text:s/>geração automática de espaços de aprendizagem na forma de salas de exposição do museu. <text:s/>Cada sala de exposição de um Museu Virtual (MV) é um sítio Web através do qual se podem ver os objetos em exposição, ou a sua descrição, devidamente relacionados entre si de forma a transmitir o conhecimento correspondente ao tema dessa exposição. Estes espaços de aprendizagem também necessitam de ser armazenados.</text:p>
      <text:p text:style-name="P1">Finalmente, a terceira grande funcionalidade passa por guiar as visitas pelas salas de exposição recebendo delas informação. <text:s/>Guiar a visita significa apresentar o sítio criado com base na ontologia da exposição e as indicações relativas à disposição dos objetos na sala e permitir que o visitante da página possa deixar comentários.</text:p>
      <text:p text:style-name="P1"/>
      <text:p text:style-name="P1">O repositório que irá armazenar toda esta informação, será constituído por uma base de dados relacional assim como num conjunto de diretorias no servidor da aplicação. Neste capítulo, ir-nos-emos focar no desenvolvimento da base de dados.</text:p>
      <text:p text:style-name="P1">A especificação do modelo de dados relacional foi baseado no estudo das seguintes normas <text:span text:style-name="T8">Categories for the Description of Works of Art (CDWA)</text:span><text:span text:style-name="T15"> e</text:span><text:span text:style-name="T7"> </text:span><text:span text:style-name="T8">Cataloging Cultural Objects (CCO) </text:span><text:span text:style-name="T15">e </text:span><text:span text:style-name="T8">CDWA Lite</text:span><text:span text:style-name="T15">. </text:span><text:span text:style-name="T15"><text:s/></text:span></text:p>
      <text:p text:style-name="P1"><text:span text:style-name="T15">O CDWA descreve o conteúdo de bases de dados de arte articulando uma </text:span><text:span text:style-name="T14">framework</text:span><text:span text:style-name="T15"> conceptual para descrever e aceder a informação sobre obras de arte, arquitetura, outro materiais de cultura, grupos e coleções de obras e imagens relacionadas. O CDWA inclui 532 categorias e subcategorias. </text:span></text:p>
      <text:p text:style-name="P1"><text:span text:style-name="T15">O CCO é um guia ao invés de um conjunto de elementos de meta-dados. Os elementos que abrange são referentes a áreas de informação num registo de catalogação que podem ser mapeadas para vários elementos de meta-dados tais como CDWA ou CDWA </text:span><text:span text:style-name="T15">Lite.</text:span><text:span text:style-name="T15"> Basicamente, é um documento lato que inclui regras para formatação de dados, sugestões para informação obrigatória, requisitos para vocabulário controlado e problemas de apresentação.</text:span></text:p>
      <text:p text:style-name="P1"><text:span text:style-name="T15">Para facilitar a partilha de registos complacentes com CDWA através do protocolo </text:span><text:span text:style-name="T8">Open Archives Initiative – Protocol for Metadata Harvesting (OAI-PMH)</text:span><text:span text:style-name="T15">,</text:span><text:span text:style-name="T15"> o Getty Research Institute criou o schema </text:span><text:span text:style-name="T15"><text:s/>XML </text:span><text:span text:style-name="T15">CDWA </text:span><text:span text:style-name="T15">Lite</text:span><text:span text:style-name="T15"> baseado nas categorias consideradas essenciais (core) do CDWA que descreve um formato para registos essenciais de obras de arte e material cultural baseados no CDWA e CCO.</text:span></text:p>
      <text:p text:style-name="P4"/>
      <text:p text:style-name="P4">Após uma análise a todas estas normas e estruturas, chegámos a um modelo final que passaremos a descrever na secção seguinte.</text:p>
      <text:p text:style-name="P4"/>
      <text:p text:style-name="P4"/>
      <text:h text:style-name="P50" text:outline-level="3">Modelo de Dados</text:h>
      <text:p text:style-name="P1">O modelo representa uma simplificação do que é sugerido pelo CDWA, apenas representando os meta-<text:soft-page-break/>dados <text:span text:style-name="T15">core e outros que achámos que seriam interessantes e importantes para a descrição de uma obra de arte. Trata-se então de</text:span> uma estrutura capaz de representar tudo que é necessário para cobrir os requisitos apresentados.</text:p>
      <text:p text:style-name="P1"/>
      <text:p text:style-name="P1">Para representar a primeira funcionalidade enunciada anteriormente, descreveremos cada uma das tabelas criadas assim como a(s) categoria(s) do CDWA que pretendem representar.</text:p>
      <text:p text:style-name="P1"/>
      <text:p text:style-name="P1">As chaves primárias são representadas por atributos sublinhados e as chaves estrangeiras por atributos em itálico.</text:p>
      <text:p text:style-name="P1"/>
      <text:h text:style-name="P46" text:outline-level="4">Tabelas com origem em entidades e relacionamentos 1:N</text:h>
      <text:p text:style-name="P1">As seguintes tabelas foram criadas com base nos meta-dados que pretendemos armazenar:</text:p>
      <text:list xml:id="list483800601" text:style-name="L1">
        <text:list-item>
          <text:p text:style-name="P11"><text:span text:style-name="T23">Object_Work_Records</text:span><text:span text:style-name="T16"> {</text:span><text:span text:style-name="T17">id_object_Work_Records</text:span><text:span text:style-name="T16">, displayCreator, displayMeasurements, displayMaterialsTech, displayCreationDate, </text:span><text:span text:style-name="T9">RecordType</text:span><text:span text:style-name="T16">}</text:span></text:p>
          <text:p text:style-name="P9"><text:span text:style-name="T1">Correspondente à categoria </text:span><text:span text:style-name="Strong_20_Emphasis"><text:span text:style-name="T1">Object/Work</text:span></text:span><text:span text:style-name="Strong_20_Emphasis"><text:span text:style-name="T4">. Esta tabela identifica o foco lógico da discussão. Representa uma obra de arte (objeto) no repositório, descreve o que é a obra e possibilita a procura de obras de um determinados tipo.</text:span></text:span></text:p>
          <text:p text:style-name="P11"/>
          <text:p text:style-name="P11">Atributos:</text:p>
          <text:list>
            <text:list-item>
              <text:p text:style-name="P11"><text:span text:style-name="T19">id_object_Work_Records:</text:span> é chave primária, já que identifica univocamente cada registo. Inteiro que é auto incrementado;</text:p>
            </text:list-item>
            <text:list-item>
              <text:p text:style-name="P13"><text:span text:style-name="T15">displayCreator:</text:span><text:span text:style-name="T16"> </text:span><text:span text:style-name="T16">string que identifica o nome, informação biográfica breve e papéis do criador ou criadores no desenho e produção da obra, apresentada numa sintaxe adequada para exibição ao end-user e incluindo quaisquer indicações de incerteza, ambiguidade e nuance. </text:span></text:p>
            </text:list-item>
            <text:list-item>
              <text:p text:style-name="P11"><text:span text:style-name="T22">DisplayMeasurements:</text:span> string que representa a informação sobre as dimensões, tamanho ou escala da obra. Apresentada numa sintaxe adequada para exibição ao end-user e incluindo quaisquer indicações de incerteza, ambiguidade e nuance.</text:p>
            </text:list-item>
            <text:list-item>
              <text:p text:style-name="P11"><text:span text:style-name="T22">DisplayMaterialsTech:</text:span><text:span text:style-name="T16"> string que representa uma indicação das substâncias ou materiais usados na criação de uma obra, assim como quaisquer técnicas de implementação, produção ou manufatura, processos ou métodos incorporados no seu fabrico. Apresentada numa sintaxe adequada para exibição ao end-user e incluindo quaisquer indicações de incerteza, ambiguidade e nuance.</text:span></text:p>
            </text:list-item>
            <text:list-item>
              <text:p text:style-name="P11"><text:span text:style-name="T22">DisplayCreationDate: </text:span><text:span text:style-name="T16">uma string que representa uma descrição concisa da data ou âmbito de datas associadas com a criação, desenho, produção, exibição, performance, construção ou alteração da obra ou os seus componentes. Apresentada numa sintaxe adequada para exibição ao end-user e incluindo quaisquer indicações de incerteza, ambiguidade e nuance.</text:span></text:p>
            </text:list-item>
            <text:list-item>
              <text:p text:style-name="P11"><text:span text:style-name="T23">RecordType:</text:span> é chave estrangeira da tabela RecordType. Inteiro que identifica o tipo de de registo da obra.</text:p>
            </text:list-item>
          </text:list>
        </text:list-item>
      </text:list>
      <text:p text:style-name="P1"><text:tab/></text:p>
      <text:list xml:id="list1811565295" text:continue-numbering="true" text:style-name="L1">
        <text:list-item>
          <text:p text:style-name="P13">Object_Work_Types<text:span text:style-name="T24"> {</text:span><text:span text:style-name="T25">id_type</text:span><text:span text:style-name="T24">, type, termsource, termsourceID}</text:span></text:p>
        </text:list-item>
      </text:list>
      <text:p text:style-name="P1"><text:tab/>Correspondente à categoria <text:span text:style-name="T23">Object/Work Type</text:span><text:span text:style-name="T24">. Esta </text:span><text:span text:style-name="Strong_20_Emphasis"><text:span text:style-name="T24">tabela</text:span></text:span><text:span text:style-name="T24"> representa um termo que identifica o tipo específico de objeto ou obra descrita.</text:span></text:p>
      <text:p text:style-name="P3"/>
      <text:p text:style-name="P3"><text:tab/>Atributos:</text:p>
      <text:list xml:id="list696824816" text:style-name="L2">
        <text:list-item>
          <text:p text:style-name="P18"><text:span text:style-name="T19">id_type:</text:span><text:span text:style-name="T20"> </text:span><text:span text:style-name="T20">é chave primária, já que identifica univocamente cada tipo. Inteiro que é auto incrementado;</text:span></text:p>
        </text:list-item>
        <text:list-item>
          <text:p text:style-name="P18"><text:soft-page-break/><text:span text:style-name="T19">type:</text:span><text:span text:style-name="T20"> string que representa um termo <text:s/>que identifica o tipo específico de objeto ou obra descrita.</text:span></text:p>
        </text:list-item>
        <text:list-item>
          <text:p text:style-name="P14"><text:span text:style-name="T21">termsource: </text:span><text:span text:style-name="T20">string que identifica a fonte do termo.</text:span></text:p>
        </text:list-item>
        <text:list-item>
          <text:p text:style-name="P18"><text:span text:style-name="T19">termsourceID:</text:span><text:span text:style-name="T20"> string que representa o identificador do termo na fonte.</text:span></text:p>
        </text:list-item>
      </text:list>
      <text:p text:style-name="P5"/>
      <text:list xml:id="list263484555" text:continue-list="list1811565295" text:style-name="L1">
        <text:list-item>
          <text:p text:style-name="P11"><text:span text:style-name="T23">Object_Work_Titles {</text:span><text:span text:style-name="T26">id_object_Work_Titles</text:span><text:span text:style-name="T23">, title, pref, type, lang, langtermsource, </text:span><text:span text:style-name="T10">Object_Work_Record</text:span><text:span text:style-name="T23">}</text:span></text:p>
          <text:p text:style-name="P9"><text:span text:style-name="T1">Correspondente à categoria </text:span><text:span text:style-name="T2">Titles or Names</text:span><text:span text:style-name="T1">. Esta </text:span><text:span text:style-name="Strong_20_Emphasis"><text:span text:style-name="T4">tabela</text:span></text:span><text:span text:style-name="T1"> representa os títulos ou nomes dados a uma obra de arte, arquitetura, ou grupo, assim como o tipo do título e as datas quando o título era válido.</text:span></text:p>
        </text:list-item>
      </text:list>
      <text:p text:style-name="P1"/>
      <text:p text:style-name="P1"><text:tab/>Atributos:</text:p>
      <text:list xml:id="list1588483073" text:style-name="L3">
        <text:list-item>
          <text:p text:style-name="P19"><text:span text:style-name="T28">id_object_Work_Titles:</text:span><text:span text:style-name="T29"> </text:span><text:span text:style-name="T20">é chave primária, já que identifica univocamente cada título. Inteiro que é auto incrementado;</text:span></text:p>
        </text:list-item>
        <text:list-item>
          <text:p text:style-name="P19"><text:span text:style-name="T28">title:</text:span><text:span text:style-name="T29"> string que identifica os títulos ou nomes dados a uma obra de arte, arquitetura, cultura material.</text:span></text:p>
        </text:list-item>
        <text:list-item>
          <text:p text:style-name="P20"><text:span text:style-name="T23">pref:</text:span><text:span text:style-name="T24"> string que representa uma indicação de um título ser o preferido da obra ou não.</text:span></text:p>
        </text:list-item>
        <text:list-item>
          <text:p text:style-name="P20"><text:span text:style-name="T23">type: </text:span><text:span text:style-name="T24">string que representa o tipo do título ou nome atribuído a uma obra.</text:span></text:p>
        </text:list-item>
        <text:list-item>
          <text:p text:style-name="P20"><text:span text:style-name="T23">lang:</text:span><text:span text:style-name="T24"> string que representa a língua do título ou nome.</text:span></text:p>
        </text:list-item>
        <text:list-item>
          <text:p text:style-name="P19"><text:span text:style-name="T28">langtermsource: </text:span><text:span text:style-name="T29">string que representa a fonte do termo que identifica a língua.</text:span></text:p>
        </text:list-item>
        <text:list-item>
          <text:p text:style-name="P19"><text:span text:style-name="T19">Object_Work_Record:</text:span> é chave estrangeira da tabela <text:span text:style-name="T20">Object_Work_Record</text:span>. Inteiro que identifica a obra.</text:p>
        </text:list-item>
      </text:list>
      <text:list xml:id="list2083953454" text:continue-list="list263484555" text:style-name="L1">
        <text:list-item>
          <text:list>
            <text:list-header>
              <text:p text:style-name="P13"/>
            </text:list-header>
          </text:list>
        </text:list-item>
        <text:list-item>
          <text:p text:style-name="P11"><text:span text:style-name="T23">SourceTitles</text:span><text:span text:style-name="T24"> {</text:span><text:span text:style-name="T25">id_sourceTitles</text:span><text:span text:style-name="T24">, sourceTitle}</text:span></text:p>
          <text:p text:style-name="P9"><text:span text:style-name="T4">Esta </text:span><text:span text:style-name="Strong_20_Emphasis"><text:span text:style-name="T4">tabela</text:span></text:span><text:span text:style-name="T4"> representa a fonte para o título, genericamente uma fonte publicada.</text:span></text:p>
        </text:list-item>
      </text:list>
      <text:p text:style-name="P3"/>
      <text:p text:style-name="P3"><text:tab/>Atributos:</text:p>
      <text:list xml:id="list2078513148" text:continue-list="list1588483073" text:style-name="L3">
        <text:list-item>
          <text:p text:style-name="P19"><text:span text:style-name="T26">i</text:span><text:span text:style-name="T18">d_sourceTitles</text:span><text:span text:style-name="T28">:</text:span><text:span text:style-name="T29"> </text:span><text:span text:style-name="T20">é chave primária, já que identifica univocamente cada fonte. Inteiro que é auto incrementado;</text:span></text:p>
        </text:list-item>
        <text:list-item>
          <text:p text:style-name="P19"><text:span text:style-name="T28">sourceTitle:</text:span><text:span text:style-name="T29"> string que identifica a fonte para o título, geralmente uma fonte publicada.</text:span></text:p>
        </text:list-item>
      </text:list>
      <text:list xml:id="list1903129008" text:continue-list="list2083953454" text:style-name="L1">
        <text:list-item>
          <text:list>
            <text:list-header>
              <text:p text:style-name="P13"/>
            </text:list-header>
          </text:list>
        </text:list-item>
        <text:list-item>
          <text:p text:style-name="P13">IndexingMeasurements<text:span text:style-name="T24"> {</text:span><text:span text:style-name="T25">id_indexingMeasurements</text:span><text:span text:style-name="T24">, </text:span><text:span text:style-name="T9">Object_Work_Record</text:span><text:span text:style-name="T24">}</text:span></text:p>
          <text:p text:style-name="P9"><text:span text:style-name="T4">Correspondente à categoria </text:span><text:span text:style-name="T2">Measurements</text:span><text:span text:style-name="T4">. Esta </text:span><text:span text:style-name="Strong_20_Emphasis"><text:span text:style-name="T4">tabela</text:span></text:span><text:span text:style-name="T4"> representa as dimensões, tamanho, forma, escala, formato, ou configuração de armazenamento, incluindo volume, peso, área ou tempo de execução.</text:span></text:p>
        </text:list-item>
      </text:list>
      <text:p text:style-name="P3"/>
      <text:p text:style-name="P3"><text:tab/>Atributos:</text:p>
      <text:list xml:id="list1676860758" text:style-name="L4">
        <text:list-item>
          <text:p text:style-name="P33"><text:span text:style-name="T19">id_indexingMeasurements: </text:span><text:span text:style-name="T20">é chave primária, já que identifica univocamente cada grupo de medidas. Inteiro que é auto incrementado;</text:span></text:p>
        </text:list-item>
        <text:list-item>
          <text:p text:style-name="P33"><text:span text:style-name="T19">Object_Work_Record</text:span><text:span text:style-name="T20">: é chave estrangeira da tabela Object_Work_Record. Inteiro que identifica a obra.</text:span></text:p>
        </text:list-item>
      </text:list>
      <text:list xml:id="list36841331" text:continue-list="list1903129008" text:style-name="L1">
        <text:list-header>
          <text:p text:style-name="P28"/>
        </text:list-header>
        <text:list-item>
          <text:p text:style-name="P13">Measurements<text:span text:style-name="T24"> {</text:span><text:span text:style-name="T25">id_measurements</text:span><text:span text:style-name="T24">, value, unit, type, </text:span><text:span text:style-name="T9">IndexingMeasurement</text:span><text:span text:style-name="T24">}</text:span></text:p>
          <text:p text:style-name="P9"><text:span text:style-name="T4">Correspondente às categorias </text:span><text:span text:style-name="T2">Dimensions Type</text:span><text:span text:style-name="T1">, </text:span><text:span text:style-name="T2">Dimensions Value</text:span><text:span text:style-name="T4"> e</text:span><text:span text:style-name="T1"> </text:span><text:span text:style-name="T2">Dimensions Unit</text:span><text:span text:style-name="T3">. </text:span><text:span text:style-name="T4">Esta </text:span><text:span text:style-name="Strong_20_Emphasis"><text:span text:style-name="T4">tabela</text:span></text:span><text:span text:style-name="T4"> representa as dimensões ou outras medidas de outros aspetos de uma obra.</text:span></text:p>
        </text:list-item>
      </text:list>
      <text:p text:style-name="P3"><text:tab/></text:p>
      <text:p text:style-name="P3"><text:tab/>Atributos:</text:p>
      <text:list xml:id="list721856611" text:continue-list="list1676860758" text:style-name="L4">
        <text:list-item>
          <text:p text:style-name="P33"><text:soft-page-break/><text:span text:style-name="T19">id_measurements: </text:span><text:span text:style-name="T20">é chave primária, já que identifica univocamente cada grupo de medidas. Inteiro que é auto incrementado;</text:span></text:p>
        </text:list-item>
        <text:list-item>
          <text:p text:style-name="P33"><text:span text:style-name="T19">value:</text:span><text:span text:style-name="T20"> string que representa o valor numérico de uma dimensão em específico de uma obra;</text:span></text:p>
        </text:list-item>
        <text:list-item>
          <text:p text:style-name="P33"><text:span text:style-name="T19">unit:</text:span><text:span text:style-name="T20"> string que representa unidade de medida usada;</text:span></text:p>
        </text:list-item>
        <text:list-item>
          <text:p text:style-name="P33"><text:span text:style-name="T19">type:</text:span><text:span text:style-name="T20"> string que representa o tipo de dimensão de uma área em específico ou parte de uma obra.</text:span></text:p>
        </text:list-item>
        <text:list-item>
          <text:p text:style-name="P33"><text:span text:style-name="T19">Object_Work_Record</text:span><text:span text:style-name="T20">: é chave estrangeira da tabela Object_Work_Record. Inteiro que identifica a obra.</text:span></text:p>
        </text:list-item>
      </text:list>
      <text:p text:style-name="P6"/>
      <text:list xml:id="list1430146159" text:continue-list="list36841331" text:style-name="L1">
        <text:list-item>
          <text:p text:style-name="P13">QualifierMeasurements<text:span text:style-name="T24"> {</text:span><text:span text:style-name="T25">id_qualifierMeasurements</text:span><text:span text:style-name="T24">, qualifierMeasurement}</text:span></text:p>
          <text:p text:style-name="P9"><text:span text:style-name="T1">Correspondente à categoria </text:span><text:span text:style-name="T2">Dimensions Qualifier</text:span><text:span text:style-name="T1">. Esta </text:span><text:span text:style-name="Strong_20_Emphasis"><text:span text:style-name="T4">tabela</text:span></text:span><text:span text:style-name="T1"> representa uma palavra ou frase que elabora na natureza da obra quando necessário, tal como quando as medidas são próximas.</text:span></text:p>
        </text:list-item>
      </text:list>
      <text:p text:style-name="P1"/>
      <text:p text:style-name="P1"><text:tab/>Atributos:</text:p>
      <text:list xml:id="list1528982979" text:style-name="L5">
        <text:list-item>
          <text:p text:style-name="P34"><text:span text:style-name="T28">id_qualifierMeasurements:</text:span><text:span text:style-name="T29"> </text:span><text:span text:style-name="T20">é chave primária, já que identifica univocamente cada qualificador. Inteiro que é auto incrementado;</text:span></text:p>
        </text:list-item>
        <text:list-item>
          <text:p text:style-name="P34"><text:span text:style-name="T28">qualifierMeasurement:</text:span><text:span text:style-name="T29"> string que representa uma palavra ou frase que elabora na natureza da obra quando necessário, tal como quando as medidas são próximas.</text:span></text:p>
        </text:list-item>
      </text:list>
      <text:p text:style-name="P7"/>
      <text:list xml:id="list975368004" text:continue-list="list1430146159" text:style-name="L1">
        <text:list-item>
          <text:p text:style-name="P11"><text:span text:style-name="T23">IndexingMaterialsTech</text:span><text:span text:style-name="T24"> {</text:span><text:span text:style-name="T25">id_indexingMaterialsTech</text:span><text:span text:style-name="T24">, type, </text:span><text:span text:style-name="T9">Object_Work_Record</text:span><text:span text:style-name="T24">}</text:span></text:p>
          <text:p text:style-name="P9"><text:span text:style-name="T4">Correspondente à categoria </text:span><text:span text:style-name="Strong_20_Emphasis"><text:span text:style-name="T2">Materials/Techniques</text:span></text:span><text:span text:style-name="T4">. Esta </text:span><text:span text:style-name="Strong_20_Emphasis"><text:span text:style-name="T4">tabela</text:span></text:span><text:span text:style-name="T4"> representa materiais e técnicas indexadas com termos controlados para pesquisa.</text:span></text:p>
        </text:list-item>
      </text:list>
      <text:p text:style-name="P3"/>
      <text:p text:style-name="P3"><text:tab/>Atributos:</text:p>
      <text:list xml:id="list1272295712" text:style-name="L6">
        <text:list-item>
          <text:p text:style-name="P35"><text:span text:style-name="T28">id_indexingMaterialsTech:</text:span><text:span text:style-name="T29"> </text:span><text:span text:style-name="T20">é chave primária, já que identifica univocamente cada grupo de materiais. Inteiro que é auto incrementado;</text:span></text:p>
        </text:list-item>
        <text:list-item>
          <text:p text:style-name="P21">type:<text:span text:style-name="T24"> string que representa o papel que indica se os termos se referem a um meio ou um suporte para materiais, ou a uma técnica ou utensílio.</text:span></text:p>
        </text:list-item>
        <text:list-item>
          <text:p text:style-name="P35"><text:span text:style-name="T19">Object_Work_Record:</text:span><text:span text:style-name="T12"> </text:span><text:span text:style-name="T20">é chave estrangeira da tabela Object_Work_Record. Inteiro que identifica a obra.</text:span></text:p>
        </text:list-item>
      </text:list>
      <text:p text:style-name="P3"/>
      <text:list xml:id="list968371598" text:continue-list="list975368004" text:style-name="L1">
        <text:list-item>
          <text:p text:style-name="P13">TermMaterialsTech<text:span text:style-name="T24"> {</text:span><text:span text:style-name="T25">id_termMaterialsTech</text:span><text:span text:style-name="T24">, termMaterialsTech, termsource, termsourceID}</text:span></text:p>
          <text:p text:style-name="P9"><text:span text:style-name="T4">Correspondente à categoria </text:span><text:span text:style-name="T5">Materials/Techniques Description</text:span><text:span text:style-name="T4">. Esta </text:span><text:span text:style-name="Strong_20_Emphasis"><text:span text:style-name="T4">tabela</text:span></text:span><text:span text:style-name="T4"> representa </text:span><text:span text:style-name="T6">um termo que indexa um material ou técnica.</text:span></text:p>
          <text:p text:style-name="P25"/>
          <text:p text:style-name="P25">Atributos:</text:p>
          <text:list>
            <text:list-item>
              <text:p text:style-name="P11"><text:span text:style-name="T28">id_termMaterialsTech:</text:span><text:span text:style-name="T29"> </text:span><text:span text:style-name="T20">é chave primária, já que identifica univocamente cada termo. Inteiro que é auto incrementado;</text:span></text:p>
            </text:list-item>
            <text:list-item>
              <text:p text:style-name="P11"><text:span text:style-name="T28">termMaterialsTech:</text:span><text:span text:style-name="T29"> string que representa um termo que indexa um material ou técnica</text:span></text:p>
            </text:list-item>
            <text:list-item>
              <text:p text:style-name="P11"><text:span text:style-name="T28">termsource:</text:span><text:span text:style-name="T29"> </text:span><text:span text:style-name="T20">string que identifica a fonte do termo.</text:span></text:p>
            </text:list-item>
            <text:list-item>
              <text:p text:style-name="P22"><text:span text:style-name="T15">termsourceID:</text:span><text:span text:style-name="T16"> string que representa o identificador do termo na fonte.</text:span></text:p>
            </text:list-item>
          </text:list>
          <text:p text:style-name="P28"/>
        </text:list-item>
        <text:list-item>
          <text:p text:style-name="P13">ExtentMaterialsTech<text:span text:style-name="T24"> {</text:span><text:span text:style-name="T25">id_extentMaterialsTech</text:span><text:span text:style-name="T24">, extentMaterialsTech, </text:span><text:span text:style-name="T9">IndexingMaterialsTech</text:span><text:span text:style-name="T24">}</text:span></text:p>
          <text:p text:style-name="P9"><text:span text:style-name="T1">Correspondente à categoria </text:span><text:span text:style-name="T2">Materials/Techniques Extent</text:span><text:span text:style-name="T1">. Esta </text:span><text:span text:style-name="Strong_20_Emphasis"><text:span text:style-name="T4">tabela</text:span></text:span><text:span text:style-name="T1"> representa uma explicação da parte da obra à qual os materiais ou técnicas se aplicam.</text:span></text:p>
        </text:list-item>
      </text:list>
      <text:p text:style-name="P1"/>
      <text:p text:style-name="P1"><text:tab/>Atributos:</text:p>
      <text:list xml:id="list899372604" text:style-name="L7">
        <text:list-item>
          <text:p text:style-name="P36"><text:soft-page-break/><text:span text:style-name="T28">id_extentMaterialsTech:</text:span><text:span text:style-name="T29"> </text:span><text:span text:style-name="T20">é chave primária, já que identifica univocamente cada explicação. Inteiro que é auto incrementado;</text:span></text:p>
        </text:list-item>
        <text:list-item>
          <text:p text:style-name="P36"><text:span text:style-name="T28">extentMaterialsTech:</text:span><text:span text:style-name="T29"> string que representa uma explicação da parte da obra à qual os materiais ou técnicas se aplicam.</text:span></text:p>
        </text:list-item>
        <text:list-item>
          <text:p text:style-name="P36"><text:span text:style-name="T19">IndexingMaterialsTech:</text:span><text:span text:style-name="T12"> </text:span><text:span text:style-name="T20">é chave estrangeira da tabela IndexingMaterialsTech. Inteiro que identifica o material/técnica.</text:span></text:p>
        </text:list-item>
      </text:list>
      <text:p text:style-name="P8"/>
      <text:list xml:id="list1272323513" text:continue-list="list968371598" text:style-name="L1">
        <text:list-item>
          <text:p text:style-name="P11"><text:span text:style-name="T23">ConservationTreatmentHistory</text:span><text:span text:style-name="T24"> {</text:span><text:span text:style-name="T17">id_conservationTreatmentHistory</text:span><text:span text:style-name="T24">, </text:span><text:span text:style-name="T9">treatmentDate</text:span><text:span text:style-name="T24">, </text:span><text:span text:style-name="T9">Object_Work_Record</text:span><text:span text:style-name="T24">}</text:span></text:p>
          <text:p text:style-name="P9"><text:span text:style-name="T4">Correspondente à categoria </text:span><text:span text:style-name="T2">Conservation</text:span><text:span text:style-name="Strong_20_Emphasis"><text:span text:style-name="T2">/Treatment History</text:span></text:span><text:span text:style-name="T4">. Esta </text:span><text:span text:style-name="Strong_20_Emphasis"><text:span text:style-name="T4">tabela</text:span></text:span><text:span text:style-name="T4"> representa o histórico dos procedimentos ou ações a que uma obra foi sujeita para repará-la, conservá-la ou estabilizá-la.</text:span></text:p>
        </text:list-item>
      </text:list>
      <text:p text:style-name="P3"><text:tab/></text:p>
      <text:p text:style-name="P3"><text:tab/>Atributos:</text:p>
      <text:list xml:id="list1654071427" text:style-name="L8">
        <text:list-item>
          <text:p text:style-name="P37"><text:span text:style-name="T19">id_conservationTreatmentHistory:</text:span><text:span text:style-name="T20"> é chave primária, já que identifica univocamente cada procedimento. Inteiro que é auto incrementado;</text:span></text:p>
        </text:list-item>
        <text:list-item>
          <text:p text:style-name="P37"><text:span text:style-name="T19">treatmentDate:</text:span><text:span text:style-name="T20"> é chave estrangeira da tabela TreatmentDates. Inteiro que identifica a data de tratamento.</text:span></text:p>
        </text:list-item>
        <text:list-item>
          <text:p text:style-name="P37"><text:span text:style-name="T19">Object_Work_Record:</text:span><text:span text:style-name="T20"> é chave estrangeira da tabela Object_Work_Record. Inteiro que identifica a obra.</text:span></text:p>
          <text:p text:style-name="P30"/>
        </text:list-item>
      </text:list>
      <text:list xml:id="list1713296842" text:continue-list="list1272323513" text:style-name="L1">
        <text:list-item>
          <text:p text:style-name="P13">TreatmentTypes<text:span text:style-name="T24"> {</text:span><text:span text:style-name="T25">id_treatmentTypes</text:span><text:span text:style-name="T24">, treatmentType}</text:span></text:p>
        </text:list-item>
      </text:list>
      <text:p text:style-name="P2"><text:span text:style-name="T24"><text:tab/>Correspondente à categoria </text:span><text:span text:style-name="Strong_20_Emphasis"><text:span text:style-name="T23">Treatment Type</text:span></text:span><text:span text:style-name="T24">. Esta </text:span><text:span text:style-name="Strong_20_Emphasis"><text:span text:style-name="T24">tabela</text:span></text:span><text:span text:style-name="T24"> representa o nome do tratamento de conservação ou procedimento de restauração técnica/científica realizado na obra.</text:span></text:p>
      <text:p text:style-name="P3"/>
      <text:p text:style-name="P3"><text:tab/>Atributos:</text:p>
      <text:list xml:id="list784230157" text:style-name="L9">
        <text:list-item>
          <text:p text:style-name="P38"><text:span text:style-name="T28">id_treatmentTypes</text:span><text:span text:style-name="T29">:</text:span><text:span text:style-name="T28"> </text:span><text:span text:style-name="T20">é chave primária, já que identifica univocamente cada nome. Inteiro que é auto incrementado;</text:span></text:p>
        </text:list-item>
        <text:list-item>
          <text:p text:style-name="P38"><text:span text:style-name="T28">treatmentType:</text:span><text:span text:style-name="T29"> string que representa o nome do tratamento de conservação ou procedimento de restauração técnica/científica realizado na obra.</text:span></text:p>
          <text:p text:style-name="P38"/>
        </text:list-item>
      </text:list>
      <text:list xml:id="list540553186" text:continue-list="list1713296842" text:style-name="L1">
        <text:list-item>
          <text:p text:style-name="P13">ConservationTreatmentDescriptions<text:span text:style-name="T24"> {</text:span><text:span text:style-name="T25">id_conservationTreatmentDescriptions</text:span><text:span text:style-name="T24">, ConservationTreatmentDescription, </text:span><text:span text:style-name="T12">ConservationTreatmentHistory</text:span><text:span text:style-name="T24">}</text:span></text:p>
          <text:p text:style-name="P9"><text:span text:style-name="T4">Correspondente à categoria </text:span><text:span text:style-name="T2">Conservation</text:span><text:span text:style-name="Strong_20_Emphasis"><text:span text:style-name="T2">/Treatment Description</text:span></text:span><text:span text:style-name="T4">. Esta </text:span><text:span text:style-name="Strong_20_Emphasis"><text:span text:style-name="T4">tabela</text:span></text:span><text:span text:style-name="T4"> representa uma descrição em prosa de procedimentos ou ações a que uma obra foi sujeita para repará-la, conservá-la ou estabilizá-la.</text:span></text:p>
        </text:list-item>
      </text:list>
      <text:p text:style-name="P3"/>
      <text:p text:style-name="P3"><text:tab/>Atributos:</text:p>
      <text:list xml:id="list1179069478" text:style-name="L10">
        <text:list-item>
          <text:p text:style-name="P39"><text:span text:style-name="T28">id_conservationTreatmentDescriptions:</text:span><text:span text:style-name="T29"> </text:span><text:span text:style-name="T20">é chave primária, já que identifica univocamente cada descrição. Inteiro que é auto incrementado;</text:span></text:p>
        </text:list-item>
        <text:list-item>
          <text:p text:style-name="P39"><text:span text:style-name="T28">ConservationTreatmentDescription: </text:span><text:span text:style-name="T29">string que representa uma descrição em prosa de procedimentos ou ações a que uma obra foi sujeita para repará-la, conservá-la ou estabilizá-la. </text:span></text:p>
        </text:list-item>
        <text:list-item>
          <text:p text:style-name="P39"><text:span text:style-name="T19">ConservationTreatmentHistory:</text:span><text:span text:style-name="T12"> </text:span><text:span text:style-name="T20">é chave estrangeira da tabela ConservationTreatmentHistory. Inteiro que identifica o histórico.</text:span></text:p>
          <text:p text:style-name="P32"/>
        </text:list-item>
      </text:list>
      <text:list xml:id="list1834277624" text:continue-list="list540553186" text:style-name="L1">
        <text:list-item>
          <text:p text:style-name="P13">TreatmentDates<text:span text:style-name="T24"> {</text:span><text:span text:style-name="T25">id_treatmentDates</text:span><text:span text:style-name="T24">, treatmentDate, </text:span><text:span text:style-name="T9">earliestDate</text:span><text:span text:style-name="T24">, </text:span><text:span text:style-name="T12">latestDate</text:span><text:span text:style-name="T24">}</text:span></text:p>
          <text:p text:style-name="P13"><text:span text:style-name="T24">Correspondente à categoria </text:span><text:span text:style-name="Strong_20_Emphasis"><text:span text:style-name="T23">Treatment Date</text:span></text:span><text:span text:style-name="T24">. Esta </text:span><text:span text:style-name="Strong_20_Emphasis"><text:span text:style-name="T24">tabela</text:span></text:span><text:span text:style-name="T24"> representa a data em que um </text:span><text:soft-page-break/><text:span text:style-name="T24">determinado procedimento ou tratamento se realizou.</text:span></text:p>
        </text:list-item>
      </text:list>
      <text:p text:style-name="P3"/>
      <text:p text:style-name="P3"><text:tab/>Atributos:</text:p>
      <text:list xml:id="list596748292" text:style-name="L11">
        <text:list-item>
          <text:p text:style-name="P40"><text:span text:style-name="T28">id_treatmentDates:</text:span><text:span text:style-name="T29"> </text:span><text:span text:style-name="T20">é chave primária, já que identifica univocamente cada data. Inteiro que é auto incrementado;</text:span></text:p>
        </text:list-item>
        <text:list-item>
          <text:p text:style-name="P40"><text:span text:style-name="T28">treatmentDate: </text:span><text:span text:style-name="T29">string que representa a data em que um determinado procedimento ou tratamento se realizou.</text:span></text:p>
        </text:list-item>
        <text:list-item>
          <text:p text:style-name="P40"><text:span text:style-name="T19">earliestDate:</text:span><text:span text:style-name="T20"> é chave estrangeira da tabela EarliestDates. Inteiro que identifica a data inferior.</text:span></text:p>
        </text:list-item>
        <text:list-item>
          <text:p text:style-name="P40"><text:span text:style-name="T19">latestDate:</text:span><text:span text:style-name="T20"> é chave estrangeira da tabela LatestDates. Inteiro que identifica a data mais posterior.</text:span></text:p>
        </text:list-item>
      </text:list>
      <text:p text:style-name="P6"/>
      <text:list xml:id="list442511590" text:continue-list="list1834277624" text:style-name="L1">
        <text:list-item>
          <text:p text:style-name="P13">EarliestDates<text:span text:style-name="T24"> {</text:span><text:span text:style-name="T25">id_earliestDate</text:span><text:span text:style-name="T24">, earliestDate, termsource}</text:span></text:p>
        </text:list-item>
      </text:list>
      <text:p text:style-name="P2"><text:span text:style-name="T24"><text:tab/>Correspondente à categoria </text:span>Earliest<text:span text:style-name="Strong_20_Emphasis"><text:span text:style-name="T23"> Date</text:span></text:span><text:span text:style-name="T24">. Esta </text:span><text:span text:style-name="Strong_20_Emphasis"><text:span text:style-name="T24">tabela</text:span></text:span><text:span text:style-name="T24"> representa um ano que amplamente delimita o início de um espaço de tempo entre datas.</text:span></text:p>
      <text:p text:style-name="P3"/>
      <text:p text:style-name="P3"><text:tab/>Atributos:</text:p>
      <text:list xml:id="list1037361641" text:style-name="L12">
        <text:list-item>
          <text:p text:style-name="P41"><text:span text:style-name="T28">id_earliestDate: </text:span><text:span text:style-name="T20">é chave primária, já que identifica univocamente cada ano. Inteiro que é auto incrementado;</text:span></text:p>
        </text:list-item>
        <text:list-item>
          <text:p text:style-name="P41"><text:span text:style-name="T28">earliestDate:</text:span><text:span text:style-name="T29"> string que representa um ano que amplamente delimita o início de um espaço de tempo entre datas.</text:span></text:p>
        </text:list-item>
        <text:list-item>
          <text:p text:style-name="P41"><text:span text:style-name="T28">termsource:</text:span><text:span text:style-name="T29"> </text:span><text:span text:style-name="T20">string que identifica a fonte do termo.</text:span></text:p>
        </text:list-item>
      </text:list>
      <text:p text:style-name="P3"/>
      <text:list xml:id="list769565128" text:continue-list="list442511590" text:style-name="L1">
        <text:list-item>
          <text:p text:style-name="P11"><text:span text:style-name="T23">LatestDates</text:span><text:span text:style-name="T24">{</text:span><text:span text:style-name="T25">id_latestDate</text:span><text:span text:style-name="T24">, latestDate, termsource}</text:span></text:p>
        </text:list-item>
      </text:list>
      <text:p text:style-name="P1"><text:span text:style-name="T24"><text:tab/>Correspondente à categoria </text:span><text:span text:style-name="Strong_20_Emphasis"><text:span text:style-name="T23">Latest Date</text:span></text:span><text:span text:style-name="T24">. Esta </text:span><text:span text:style-name="Strong_20_Emphasis"><text:span text:style-name="T24">tabela</text:span></text:span><text:span text:style-name="T24"> representa um ano que amplamente delimita o final de um espaço de tempo entre datas.</text:span></text:p>
      <text:p text:style-name="P3"/>
      <text:p text:style-name="P3"><text:tab/>Atributos:</text:p>
      <text:list xml:id="list528382981" text:continue-list="list1037361641" text:style-name="L12">
        <text:list-item>
          <text:p text:style-name="P41"><text:span text:style-name="T28">id_latestDate: </text:span><text:span text:style-name="T20">é chave primária, já que identifica univocamente cada ano. Inteiro que é auto incrementado;</text:span></text:p>
        </text:list-item>
        <text:list-item>
          <text:p text:style-name="P41"><text:span text:style-name="T28">latestDate:</text:span><text:span text:style-name="T29"> string que representa um ano que amplamente delimita o final de um espaço de tempo entre datas.</text:span></text:p>
        </text:list-item>
        <text:list-item>
          <text:p text:style-name="P41"><text:span text:style-name="T28">termsource:</text:span><text:span text:style-name="T29"> </text:span><text:span text:style-name="T20">string que identifica a fonte do termo.</text:span></text:p>
        </text:list-item>
      </text:list>
      <text:p text:style-name="P6"/>
      <text:list xml:id="list1250789296" text:continue-list="list769565128" text:style-name="L1">
        <text:list-item>
          <text:p text:style-name="P13">IndexingCreators<text:span text:style-name="T24"> {</text:span><text:span text:style-name="T25">id_indexingCreators</text:span><text:span text:style-name="T24">, genderCreator}</text:span></text:p>
          <text:p text:style-name="P13"><text:span text:style-name="T24">Correspondente à categoria </text:span><text:span text:style-name="Strong_20_Emphasis"><text:span text:style-name="T23">Creator Descritpion</text:span></text:span><text:span text:style-name="T24">. Esta </text:span><text:span text:style-name="Strong_20_Emphasis"><text:span text:style-name="T24">tabela</text:span></text:span><text:span text:style-name="T24"> representa os criadores de uma obra.</text:span></text:p>
        </text:list-item>
      </text:list>
      <text:p text:style-name="P3"/>
      <text:p text:style-name="P3"><text:tab/>Atributos:</text:p>
      <text:list xml:id="list1498287057" text:style-name="L13">
        <text:list-item>
          <text:p text:style-name="P42"><text:span text:style-name="T28">id_indexingCreators:</text:span><text:span text:style-name="T29"> </text:span><text:span text:style-name="T20">é chave primária, já que identifica univocamente cada criador. Inteiro que é auto incrementado;</text:span></text:p>
        </text:list-item>
        <text:list-item>
          <text:p text:style-name="P23">genderCreator:<text:span text:style-name="T24"> string que identifica o sexo do criador.</text:span></text:p>
        </text:list-item>
      </text:list>
      <text:p text:style-name="P7"/>
      <text:list xml:id="list1391487969" text:continue-list="list1250789296" text:style-name="L1">
        <text:list-item>
          <text:p text:style-name="P13">NamesCreator<text:span text:style-name="T24"> {</text:span><text:span text:style-name="T25">id_namesCreator</text:span><text:span text:style-name="T24">, nameCreator, type, termsource, termsourceID}</text:span></text:p>
        </text:list-item>
      </text:list>
      <text:p text:style-name="P2"><text:span text:style-name="T24"><text:tab/>Correspondente à categoria </text:span><text:span text:style-name="Strong_20_Emphasis"><text:span text:style-name="T23">Creator Descritpion</text:span></text:span><text:span text:style-name="T24">. Esta </text:span><text:span text:style-name="Strong_20_Emphasis"><text:span text:style-name="T24">tabela</text:span></text:span><text:span text:style-name="T24"> representa os nomes, alcunhas ou outros identificadores de um indivíduo, grupo de pessoas, firma ou outra entidade que contribuiu para o desenho, criação, produção, manufatura ou alteração da obra.</text:span></text:p>
      <text:p text:style-name="P3"/>
      <text:p text:style-name="P3"><text:soft-page-break/><text:tab/>Atributos:</text:p>
      <text:list xml:id="list987999225" text:style-name="L14">
        <text:list-item>
          <text:p text:style-name="P43"><text:span text:style-name="T28">id_namesCreator: </text:span><text:span text:style-name="T20">é chave primária, já que identifica univocamente cada nome. Inteiro que é auto incrementado;</text:span></text:p>
        </text:list-item>
        <text:list-item>
          <text:p text:style-name="P43"><text:span text:style-name="T28">nameCreator: </text:span><text:span text:style-name="T29">string que representa os nomes, alcunhas ou outros identificadores de um indivíduo, grupo de pessoas, firma ou outra entidade que contribuiu para o desenho, criação, produção, manufatura ou alteração da obra.</text:span></text:p>
        </text:list-item>
        <text:list-item>
          <text:p text:style-name="P24">type:<text:span text:style-name="T24"> string que identifica se o nome corresponde a uma pessoa singular ou coletiva.</text:span></text:p>
        </text:list-item>
        <text:list-item>
          <text:p text:style-name="P43"><text:span text:style-name="T28">termsource: </text:span><text:span text:style-name="T20">string que identifica a fonte do nome.</text:span></text:p>
        </text:list-item>
        <text:list-item>
          <text:p text:style-name="P43"><text:span text:style-name="T28">termsourceID:</text:span><text:span text:style-name="T29"> </text:span><text:span text:style-name="T20">string que representa o identificador do nome na fonte.</text:span></text:p>
        </text:list-item>
      </text:list>
      <text:p text:style-name="P3"><text:tab/><text:tab/></text:p>
      <text:list xml:id="list272499495" text:continue-list="list1391487969" text:style-name="L1">
        <text:list-item>
          <text:p text:style-name="P13">SourceNamesCreator<text:span text:style-name="T24"> {</text:span><text:span text:style-name="T25">id_sourceNamesCreator</text:span><text:span text:style-name="T24">, sourceNameCreator}</text:span></text:p>
        </text:list-item>
      </text:list>
      <text:p text:style-name="P2"><text:span text:style-name="T24"><text:tab/>Esta </text:span><text:span text:style-name="Strong_20_Emphasis"><text:span text:style-name="T24">tabela</text:span></text:span><text:span text:style-name="T24"> representa a fonte para o nome, genericamente uma fonte publicada.</text:span></text:p>
      <text:p text:style-name="P3"/>
      <text:p text:style-name="P3"><text:tab/>Atributos:</text:p>
      <text:list xml:id="list1197151855" text:continue-list="list2078513148" text:style-name="L3">
        <text:list-item>
          <text:p text:style-name="P19"><text:span text:style-name="T28">i</text:span><text:span text:style-name="T19">d_sourceNamesCreator</text:span><text:span text:style-name="T28">:</text:span><text:span text:style-name="T29"> </text:span><text:span text:style-name="T20">é chave primária, já que identifica univocamente cada fonte. Inteiro que é auto incrementado;</text:span></text:p>
        </text:list-item>
        <text:list-item>
          <text:p text:style-name="P19"><text:span text:style-name="T28">sourceNameCreator:</text:span><text:span text:style-name="T29"> string que identifica a fonte para o nome, geralmente uma fonte publicada.</text:span></text:p>
        </text:list-item>
      </text:list>
      <text:p text:style-name="P3"/>
      <text:list xml:id="list382494230" text:continue-list="list272499495" text:style-name="L1">
        <text:list-item>
          <text:p text:style-name="P13">NationalitiesCreator<text:span text:style-name="T24"> {</text:span><text:span text:style-name="T25">id_nationalitiesCreator</text:span><text:span text:style-name="T24">, nationalitycreator}</text:span></text:p>
        </text:list-item>
      </text:list>
      <text:p text:style-name="P2"><text:span text:style-name="T24"><text:tab/>Correspondente à categoria </text:span><text:span text:style-name="Strong_20_Emphasis"><text:span text:style-name="T23">Creator Descritpion</text:span></text:span><text:span text:style-name="T24">. Esta </text:span><text:span text:style-name="Strong_20_Emphasis"><text:span text:style-name="T24">tabela</text:span></text:span><text:span text:style-name="T24"> representa a afiliação nacional ou cultural da pessoa singular ou coletiva.</text:span></text:p>
      <text:p text:style-name="P3"/>
      <text:p text:style-name="P3"><text:tab/>Atributos:</text:p>
      <text:list xml:id="list932956685" text:continue-list="list1498287057" text:style-name="L13">
        <text:list-item>
          <text:p text:style-name="P42"><text:span text:style-name="T28">id_nationalitiesCreator:</text:span><text:span text:style-name="T29"> </text:span><text:span text:style-name="T20">é chave primária, já que identifica univocamente cada nacionalidade. Inteiro que é auto incrementado;</text:span></text:p>
        </text:list-item>
        <text:list-item>
          <text:p text:style-name="P42"><text:span text:style-name="T28">nationalitycreator</text:span><text:span text:style-name="T29">: string que representa a afiliação nacional ou cultural da pessoa singular ou coletiva.</text:span></text:p>
          <text:p text:style-name="P26"/>
        </text:list-item>
      </text:list>
      <text:list xml:id="list665852826" text:continue-list="list382494230" text:style-name="L1">
        <text:list-item>
          <text:p text:style-name="P13">vitalDatesCreator<text:span text:style-name="T24"> {</text:span><text:span text:style-name="T25">id_vitalDatesCreator</text:span><text:span text:style-name="T24">, vitalDatesCreator, birthDate, deathDate, termSource, </text:span><text:span text:style-name="T9">IndexingCreator</text:span><text:span text:style-name="T24">}</text:span></text:p>
        </text:list-item>
      </text:list>
      <text:p text:style-name="P2"><text:tab/><text:span text:style-name="T24">Correspondente à categoria </text:span><text:span text:style-name="Strong_20_Emphasis"><text:span text:style-name="T23">Creator Descritpion</text:span></text:span><text:span text:style-name="T24">. Esta </text:span><text:span text:style-name="Strong_20_Emphasis"><text:span text:style-name="T24">tabela</text:span></text:span><text:span text:style-name="T24"> representa uma descrição do tempo de vida da pessoa singular ou da existência da pessoa coletiva.</text:span></text:p>
      <text:p text:style-name="P3"/>
      <text:p text:style-name="P3"><text:tab/>Atributos:</text:p>
      <text:list xml:id="list733486550" text:continue-list="list987999225" text:style-name="L14">
        <text:list-item>
          <text:p text:style-name="P43"><text:span text:style-name="T28">id_vitalDatesCreator: </text:span><text:span text:style-name="T20">é chave primária, já que identifica univocamente cada descrição. Inteiro que é auto incrementado;</text:span></text:p>
        </text:list-item>
        <text:list-item>
          <text:p text:style-name="P43"><text:span text:style-name="T28">vitalDatesCreator: </text:span><text:span text:style-name="T29">string que representa uma descrição do tempo de vida da pessoa singular ou da existência da pessoa coletiva.</text:span></text:p>
        </text:list-item>
        <text:list-item>
          <text:p text:style-name="P43"><text:span text:style-name="T28">birthDate:</text:span><text:span text:style-name="T29"> string que identifica o ano de nascimento do criador.</text:span></text:p>
        </text:list-item>
        <text:list-item>
          <text:p text:style-name="P43"><text:span text:style-name="T28">deathDate:</text:span><text:span text:style-name="T29"> string que identifica o ano de morte do criador.</text:span></text:p>
        </text:list-item>
        <text:list-item>
          <text:p text:style-name="P43"><text:span text:style-name="T28">termsource: </text:span><text:span text:style-name="T20">string que identifica a fonte do termo.</text:span></text:p>
        </text:list-item>
        <text:list-item>
          <text:p text:style-name="P43"><text:span text:style-name="T19">IndexingCreator</text:span><text:span text:style-name="T28">:</text:span><text:span text:style-name="T29"> </text:span><text:span text:style-name="T20">é chave estrangeira da tabela IndexingCreators. Inteiro que identifica o criador.</text:span></text:p>
        </text:list-item>
      </text:list>
      <text:p text:style-name="P2"/>
      <text:list xml:id="list1461441666" text:continue-list="list665852826" text:style-name="L1">
        <text:list-item>
          <text:p text:style-name="P13">CreatorRoles<text:span text:style-name="T24"> {</text:span><text:span text:style-name="T25">id_rolesCreator</text:span><text:span text:style-name="T24">, roleCreator, termsource, termsourceID}</text:span></text:p>
        </text:list-item>
      </text:list>
      <text:p text:style-name="P2"><text:span text:style-name="T24"><text:tab/>Correspondente à categoria </text:span><text:span text:style-name="Strong_20_Emphasis"><text:span text:style-name="T23">Creator Descritpion</text:span></text:span><text:span text:style-name="T24">. Esta </text:span><text:span text:style-name="Strong_20_Emphasis"><text:span text:style-name="T24">tabela</text:span></text:span><text:span text:style-name="T24"> representa o papel do criador ou </text:span><text:soft-page-break/><text:span text:style-name="T24">outro agente na criação ou produção da obra.</text:span></text:p>
      <text:p text:style-name="P3"/>
      <text:p text:style-name="P3"><text:tab/>Atributos:</text:p>
      <text:list xml:id="list939224850" text:continue-list="list733486550" text:style-name="L14">
        <text:list-item>
          <text:p text:style-name="P43"><text:span text:style-name="T28">id_rolesCreator: </text:span><text:span text:style-name="T20">é chave primária, já que identifica univocamente cada papel. Inteiro que é auto incrementado;</text:span></text:p>
        </text:list-item>
        <text:list-item>
          <text:p text:style-name="P43"><text:span text:style-name="T28">roleCreator: </text:span><text:span text:style-name="T29">string que representa o papel do criador ou outro agente na criação ou produção da obra.</text:span></text:p>
        </text:list-item>
        <text:list-item>
          <text:p text:style-name="P43"><text:span text:style-name="T28">termsource: </text:span><text:span text:style-name="T20">string que identifica a fonte do papel.</text:span></text:p>
        </text:list-item>
        <text:list-item>
          <text:p text:style-name="P43"><text:span text:style-name="T28">termsourceID:</text:span><text:span text:style-name="T29"> </text:span><text:span text:style-name="T20">string que representa o identificador do papel na fonte.</text:span></text:p>
        </text:list-item>
      </text:list>
      <text:p text:style-name="P6"/>
      <text:list xml:id="list1494895805" text:continue-list="list1461441666" text:style-name="L1">
        <text:list-item>
          <text:p text:style-name="P11"><text:span text:style-name="T23">Styles</text:span><text:span text:style-name="T24"> {</text:span><text:span text:style-name="T25">id_styles</text:span><text:span text:style-name="T24">, style, termsource, termsourceID}</text:span></text:p>
        </text:list-item>
      </text:list>
      <text:p text:style-name="P1"><text:span text:style-name="T24"><text:tab/>Correspondente à categoria </text:span><text:span text:style-name="Strong_20_Emphasis"><text:span text:style-name="T23">Styles/Periods Indexing Terms</text:span></text:span><text:span text:style-name="T24">. Esta </text:span><text:span text:style-name="Strong_20_Emphasis"><text:span text:style-name="T24">tabela</text:span></text:span><text:span text:style-name="T24"> representa o termo que identifica estilo, período artístico ou histórico, movimento, grupo ou escola cujas características estão representadas na obra.</text:span></text:p>
      <text:p text:style-name="P3"/>
      <text:p text:style-name="P3"><text:tab/>Atributos:</text:p>
      <text:list xml:id="list1743808729" text:continue-list="list939224850" text:style-name="L14">
        <text:list-item>
          <text:p text:style-name="P43"><text:span text:style-name="T28">id_styles: </text:span><text:span text:style-name="T20">é chave primária, já que identifica univocamente cada estilo. Inteiro que é auto incrementado;</text:span></text:p>
        </text:list-item>
        <text:list-item>
          <text:p text:style-name="P43"><text:span text:style-name="T28">style: </text:span><text:span text:style-name="T29">string que representa o termo que identifica estilo, período artístico ou histórico, movimento, grupo ou escola cujas características estão representadas na obra.</text:span></text:p>
        </text:list-item>
        <text:list-item>
          <text:p text:style-name="P43"><text:span text:style-name="T28">termsource: </text:span><text:span text:style-name="T20">string que identifica a fonte do estilo.</text:span></text:p>
        </text:list-item>
        <text:list-item>
          <text:p text:style-name="P43"><text:span text:style-name="T28">termsourceID:</text:span><text:span text:style-name="T29"> </text:span><text:span text:style-name="T20">string que representa o identificador do estilo na fonte.</text:span></text:p>
        </text:list-item>
      </text:list>
      <text:p text:style-name="P3"/>
      <text:list xml:id="list1791774500" text:continue-list="list1494895805" text:style-name="L1">
        <text:list-item>
          <text:p text:style-name="P11"><text:span text:style-name="T23">Cultures </text:span><text:span text:style-name="T24">{</text:span><text:span text:style-name="T25">id_cultures</text:span><text:span text:style-name="T24">, culture, termsource, termsourceID}</text:span></text:p>
        </text:list-item>
      </text:list>
      <text:p text:style-name="P1"><text:span text:style-name="T24"><text:tab/>Correspondente à categoria </text:span><text:span text:style-name="Strong_20_Emphasis"><text:span text:style-name="T23">Object/Work Culture</text:span></text:span><text:span text:style-name="T24">. Esta </text:span><text:span text:style-name="Strong_20_Emphasis"><text:span text:style-name="T24">tabela</text:span></text:span><text:span text:style-name="T24"> representa o nome da cultura, povo, ou nacionalidade da qual a obra é originária.</text:span></text:p>
      <text:p text:style-name="P3"/>
      <text:p text:style-name="P3"><text:tab/>Atributos:</text:p>
      <text:list xml:id="list854112483" text:continue-list="list1743808729" text:style-name="L14">
        <text:list-item>
          <text:p text:style-name="P43"><text:span text:style-name="T28">id_cultures: </text:span><text:span text:style-name="T20">é chave primária, já que identifica univocamente cada cultura. Inteiro que é auto incrementado;</text:span></text:p>
        </text:list-item>
        <text:list-item>
          <text:p text:style-name="P43"><text:span text:style-name="T28">culture: </text:span><text:span text:style-name="T29">string que representa o nome da cultura, povo, ou nacionalidade da qual a obra é originária.</text:span></text:p>
        </text:list-item>
        <text:list-item>
          <text:p text:style-name="P43"><text:span text:style-name="T28">termsource: </text:span><text:span text:style-name="T20">string que identifica a fonte da cultura.</text:span></text:p>
        </text:list-item>
        <text:list-item>
          <text:p text:style-name="P43"><text:span text:style-name="T28">termsourceID:</text:span><text:span text:style-name="T29"> </text:span><text:span text:style-name="T20">string que representa o identificador da cultura na fonte.</text:span></text:p>
        </text:list-item>
      </text:list>
      <text:p text:style-name="P3"/>
      <text:list xml:id="list1371265555" text:continue-list="list1791774500" text:style-name="L1">
        <text:list-item>
          <text:p text:style-name="P13">IndexingDates<text:span text:style-name="T24"> {</text:span><text:span text:style-name="T17">id_indexingDates</text:span><text:span text:style-name="T24">, dateQualifier, </text:span><text:span text:style-name="T9">earliestDate</text:span><text:span text:style-name="T24">, </text:span><text:span text:style-name="T9">latestDate</text:span><text:span text:style-name="T24">, </text:span><text:span text:style-name="T9">Object_Work_Record</text:span><text:span text:style-name="T24">}</text:span></text:p>
        </text:list-item>
      </text:list>
      <text:p text:style-name="P2"><text:span text:style-name="T24"><text:tab/>Correspondente à categoria </text:span><text:span text:style-name="Strong_20_Emphasis"><text:span text:style-name="T23">Creation Date</text:span></text:span><text:span text:style-name="T24">. Esta </text:span><text:span text:style-name="Strong_20_Emphasis"><text:span text:style-name="T24">tabela</text:span></text:span><text:span text:style-name="T24"> representa um conjunto de anos que delimitam a duração da criação e produção da obra.</text:span></text:p>
      <text:p text:style-name="P3"/>
      <text:p text:style-name="P3"><text:tab/>Atributos:</text:p>
      <text:list xml:id="list2018634235" text:continue-list="list1272295712" text:style-name="L6">
        <text:list-item>
          <text:p text:style-name="P35"><text:span text:style-name="T28">id_</text:span><text:span text:style-name="T19">indexingDates</text:span><text:span text:style-name="T28">:</text:span><text:span text:style-name="T29"> </text:span><text:span text:style-name="T20">é chave primária, já que identifica univocamente cada conjunto de anos. Inteiro que é auto incrementado;</text:span></text:p>
        </text:list-item>
        <text:list-item>
          <text:p text:style-name="P35"><text:span text:style-name="T28">dateQualifier:</text:span><text:span text:style-name="T29"> string que representa uma esclarecimento do significado da data.</text:span></text:p>
        </text:list-item>
        <text:list-item>
          <text:p text:style-name="P35"><text:span text:style-name="T19">earliestDate:</text:span><text:span text:style-name="T20"> é chave estrangeira da tabela EarliestDates. Inteiro que identifica a data inferior.</text:span></text:p>
        </text:list-item>
        <text:list-item>
          <text:p text:style-name="P35"><text:span text:style-name="T19">latestDate:</text:span><text:span text:style-name="T20"> é chave estrangeira da tabela LatestDates. Inteiro que identifica a data mais </text:span><text:soft-page-break/><text:span text:style-name="T20">posterior.</text:span></text:p>
        </text:list-item>
        <text:list-item>
          <text:p text:style-name="P35"><text:span text:style-name="T19">Object_Work_Record:</text:span><text:span text:style-name="T12"> </text:span><text:span text:style-name="T20">é chave estrangeira da tabela Object_Work_Record. Inteiro que identifica a obra.</text:span></text:p>
        </text:list-item>
      </text:list>
      <text:p text:style-name="P3"><text:tab/></text:p>
      <text:list xml:id="list753957468" text:continue-list="list1371265555" text:style-name="L1">
        <text:list-item>
          <text:p text:style-name="P13">CreationPlaces<text:span text:style-name="T24"> {</text:span><text:span text:style-name="T25">id_creationPlaces</text:span><text:span text:style-name="T24">, creationPlace, termsource, termsourceID, placeQualifier, </text:span><text:span text:style-name="T9">Object_Work_Record</text:span><text:span text:style-name="T24">}</text:span></text:p>
        </text:list-item>
      </text:list>
      <text:p text:style-name="P2"><text:span text:style-name="T24"><text:tab/>Correspondente à categoria </text:span>Creation Place<text:span text:style-name="Strong_20_Emphasis"><text:span text:style-name="T23">/Orignal Location</text:span></text:span><text:span text:style-name="T24">. Esta </text:span><text:span text:style-name="Strong_20_Emphasis"><text:span text:style-name="T24">tabela</text:span></text:span><text:span text:style-name="T24"> representa a localização onde a criação, desenho ou produção da obra ou os seus componentes se realizou, ou a localização original da obra.</text:span></text:p>
      <text:p text:style-name="P3"/>
      <text:p text:style-name="P3"><text:tab/>Atributos:</text:p>
      <text:list xml:id="list1265670235" text:continue-list="list854112483" text:style-name="L14">
        <text:list-item>
          <text:p text:style-name="P43"><text:span text:style-name="T28">id_creationPlaces: </text:span><text:span text:style-name="T20">é chave primária, já que identifica univocamente cada localização. Inteiro que é auto incrementado;</text:span></text:p>
        </text:list-item>
        <text:list-item>
          <text:p text:style-name="P43"><text:span text:style-name="T28">creationPlace: </text:span><text:span text:style-name="T29">string que representa a localização onde a criação, desenho ou produção da obra ou os seus componentes se realizou, ou a localização original da obra.</text:span></text:p>
        </text:list-item>
        <text:list-item>
          <text:p text:style-name="P43"><text:span text:style-name="T28">termsource: </text:span><text:span text:style-name="T20">string que identifica a fonte da localização.</text:span></text:p>
        </text:list-item>
        <text:list-item>
          <text:p text:style-name="P43"><text:span text:style-name="T28">termsourceID:</text:span><text:span text:style-name="T29"> </text:span><text:span text:style-name="T20">string que representa o identificador da localização na fonte.</text:span></text:p>
        </text:list-item>
        <text:list-item>
          <text:p text:style-name="P15"><text:span text:style-name="T21">placeQualifier:</text:span><text:span text:style-name="T20"> string que representa um esclarecimento do significado do lugar ou localização.</text:span></text:p>
        </text:list-item>
        <text:list-item>
          <text:p text:style-name="P15"><text:span text:style-name="T21">Object_Work_Record:</text:span><text:span text:style-name="T12"> </text:span><text:span text:style-name="T20">é chave estrangeira da tabela Object_Work_Record. Inteiro que identifica a obra.</text:span></text:p>
        </text:list-item>
      </text:list>
      <text:p text:style-name="P3"/>
      <text:list xml:id="list1737654774" text:continue-list="list753957468" text:style-name="L1">
        <text:list-item>
          <text:p text:style-name="P13">Provenance<text:span text:style-name="T24"> {</text:span><text:span text:style-name="T25">id_provenance</text:span><text:span text:style-name="T24">, provenanceDescription, cost, legalStatus, </text:span><text:span text:style-name="T9">Object_Work_Record</text:span><text:span text:style-name="T24">, </text:span><text:span text:style-name="T9">Owner</text:span><text:span text:style-name="T24">, </text:span><text:span text:style-name="T9">ownershipDate</text:span><text:span text:style-name="T24">, </text:span><text:span text:style-name="T9">OwnershipPlace</text:span><text:span text:style-name="T24">}</text:span></text:p>
        </text:list-item>
      </text:list>
      <text:p text:style-name="P2"><text:span text:style-name="T24"><text:tab/>Correspondente à categoria </text:span>Ownership<text:span text:style-name="Strong_20_Emphasis"><text:span text:style-name="T23">/Collecting History</text:span></text:span><text:span text:style-name="T24">. Esta </text:span><text:span text:style-name="Strong_20_Emphasis"><text:span text:style-name="T24">tabela</text:span></text:span><text:span text:style-name="T24"> representa a proveniência ou história dos proprietários de uma obra de arte, obra arquitetónica ou grupo desde a sua criação até ao presente.</text:span></text:p>
      <text:p text:style-name="P3"/>
      <text:p text:style-name="P3"><text:tab/>Atributos:</text:p>
      <text:list xml:id="list754173978" text:continue-list="list1265670235" text:style-name="L14">
        <text:list-item>
          <text:p text:style-name="P43"><text:span text:style-name="T28">id_provenance: </text:span><text:span text:style-name="T20">é chave primária, já que identifica univocamente cada proveniência. Inteiro que é auto incrementado;</text:span></text:p>
        </text:list-item>
        <text:list-item>
          <text:p text:style-name="P43"><text:span text:style-name="T28">provenanceDescription: </text:span><text:span text:style-name="T29">string que representa uma descrição em prosa da proveniência ou história dos proprietários de uma obra de arte, obra arquitetónica ou grupo.</text:span></text:p>
        </text:list-item>
        <text:list-item>
          <text:p text:style-name="P43"><text:span text:style-name="T28">cost: </text:span><text:span text:style-name="T20">string que representa o valor monetário de uma obra numa determinada moeda na altura da transferência de propriedade.</text:span></text:p>
        </text:list-item>
        <text:list-item>
          <text:p text:style-name="P43"><text:span text:style-name="T28">legalStatus:</text:span><text:span text:style-name="T29"> </text:span><text:span text:style-name="T20">string que representa o estatuto jurídico da obra.</text:span></text:p>
        </text:list-item>
        <text:list-item>
          <text:p text:style-name="P43"><text:span text:style-name="T19">Object_Work_Record:</text:span><text:span text:style-name="T12"> </text:span><text:span text:style-name="T20">é chave estrangeira da tabela Object_Work_Record. Inteiro que identifica a obra.</text:span><text:span text:style-name="T24"><text:tab/></text:span></text:p>
        </text:list-item>
        <text:list-item>
          <text:p text:style-name="P43"><text:span text:style-name="T22">Owner:</text:span><text:span text:style-name="T16"> </text:span><text:span text:style-name="T20">é chave estrangeira da tabela Owners. Inteiro que identifica o proprietário.</text:span></text:p>
        </text:list-item>
        <text:list-item>
          <text:p text:style-name="P43"><text:span text:style-name="T19">OwnershipDate:</text:span><text:span text:style-name="T20"> é chave estrangeira da tabela OwnershipDates. Inteiro que identifica o período de posse da obra.</text:span></text:p>
        </text:list-item>
        <text:list-item>
          <text:p text:style-name="P43"><text:span text:style-name="T19">OwnershipPlace:</text:span><text:span text:style-name="T20"> é chave estrangeira da tabela OwnershipPlaces. Inteiro que identifica a localização da obra durante a posse.</text:span></text:p>
          <text:p text:style-name="P31"/>
        </text:list-item>
      </text:list>
      <text:list xml:id="list1950902025" text:continue-list="list1737654774" text:style-name="L1">
        <text:list-item>
          <text:p text:style-name="P13">TransferModes<text:span text:style-name="T24"> {</text:span><text:span text:style-name="T25">id_transferMode</text:span><text:span text:style-name="T24">, transferMode, </text:span><text:span text:style-name="T9">Provenance</text:span><text:span text:style-name="T24">}</text:span></text:p>
        </text:list-item>
      </text:list>
      <text:p text:style-name="P2"><text:span text:style-name="T24"><text:tab/>Correspondente à categoria </text:span><text:span text:style-name="Strong_20_Emphasis"><text:span text:style-name="T23">Transfer Mode</text:span></text:span><text:span text:style-name="T24">. Esta </text:span><text:span text:style-name="Strong_20_Emphasis"><text:span text:style-name="T24">tabela</text:span></text:span><text:span text:style-name="T24"> representa o meio (modo de transferência) pelo qual uma obra entrou na coleção de uma pessoa singular ou coletiva.</text:span></text:p>
      <text:p text:style-name="P3"><text:soft-page-break/></text:p>
      <text:p text:style-name="P3"><text:tab/>Atributos:</text:p>
      <text:list xml:id="list983692465" text:continue-list="list754173978" text:style-name="L14">
        <text:list-item>
          <text:p text:style-name="P43"><text:span text:style-name="T28">id_transferMode: </text:span><text:span text:style-name="T20">é chave primária, já que identifica univocamente cada modo de transferência. Inteiro que é auto incrementado;</text:span></text:p>
        </text:list-item>
        <text:list-item>
          <text:p text:style-name="P43"><text:span text:style-name="T28">transferMode: </text:span><text:span text:style-name="T29">string que representa o meio (modo de transferência) pelo qual uma obra entrou na coleção de uma pessoa singular ou coletiva.</text:span></text:p>
        </text:list-item>
        <text:list-item>
          <text:p text:style-name="P43"><text:span text:style-name="T19">Provenance</text:span><text:span text:style-name="T20">:</text:span><text:span text:style-name="T12"> </text:span><text:span text:style-name="T20">é chave estrangeira da tabela Provenance. Inteiro que identifica a proveniência.</text:span></text:p>
        </text:list-item>
      </text:list>
      <text:p text:style-name="P3"/>
      <text:list xml:id="list1692917161" text:continue-list="list1950902025" text:style-name="L1">
        <text:list-item>
          <text:p text:style-name="P13">Owners<text:span text:style-name="T24"> {</text:span><text:span text:style-name="T25">id_owner</text:span><text:span text:style-name="T29">, owner</text:span><text:span text:style-name="T24">, termsource, termsourceID, </text:span><text:span text:style-name="T9">OwnerRolesid_ownerRole</text:span><text:span text:style-name="T24">}</text:span></text:p>
        </text:list-item>
      </text:list>
      <text:p text:style-name="P2"><text:span text:style-name="T24"><text:tab/>Correspondente à categoria </text:span>Owner<text:span text:style-name="Strong_20_Emphasis"><text:span text:style-name="T23">/Agent</text:span></text:span><text:span text:style-name="T24">. Esta </text:span><text:span text:style-name="Strong_20_Emphasis"><text:span text:style-name="T24">tabela</text:span></text:span><text:span text:style-name="T24"> representa o nome de uma pessoa singular ou coletiva que era proprietária ou estava na posse da obra, ou serviu como agente na sua transferência entre proprietários.</text:span></text:p>
      <text:p text:style-name="P3"/>
      <text:p text:style-name="P3"><text:tab/>Atributos:</text:p>
      <text:list xml:id="list735165154" text:continue-list="list983692465" text:style-name="L14">
        <text:list-item>
          <text:p text:style-name="P43"><text:span text:style-name="T28">id_owner: </text:span><text:span text:style-name="T20">é chave primária, já que identifica univocamente cada nome. Inteiro que é auto incrementado;</text:span></text:p>
        </text:list-item>
        <text:list-item>
          <text:p text:style-name="P43"><text:span text:style-name="T28">owner: </text:span><text:span text:style-name="T29">string que representa o nome de uma pessoa singular ou coletiva que era proprietária ou estava na posse da obra, ou serviu como agente na sua transferência entre proprietários.</text:span></text:p>
        </text:list-item>
        <text:list-item>
          <text:p text:style-name="P43"><text:span text:style-name="T28">termsource: </text:span><text:span text:style-name="T20">string que identifica a fonte do nome.</text:span></text:p>
        </text:list-item>
        <text:list-item>
          <text:p text:style-name="P43"><text:span text:style-name="T28">termsourceID:</text:span><text:span text:style-name="T29"> </text:span><text:span text:style-name="T20">string que representa o identificador do nome na fonte.</text:span></text:p>
        </text:list-item>
        <text:list-item>
          <text:p text:style-name="P43"><text:span text:style-name="T19">OwnerRolesid_ownerRole</text:span><text:span text:style-name="T20">:</text:span><text:span text:style-name="T12"> </text:span><text:span text:style-name="T20">é chave estrangeira da tabela OwnerRoles. Inteiro que identifica o papel do proprietário.</text:span></text:p>
        </text:list-item>
      </text:list>
      <text:p text:style-name="P3"/>
      <text:list xml:id="list71907509" text:continue-list="list1692917161" text:style-name="L1">
        <text:list-item>
          <text:p text:style-name="P13">OwnerRoles<text:span text:style-name="T24"> {</text:span><text:span text:style-name="T25">id_ownerRole</text:span><text:span text:style-name="T24">, ownerRole, termsource, termsourceID}</text:span></text:p>
        </text:list-item>
      </text:list>
      <text:p text:style-name="P2"><text:span text:style-name="T24"><text:tab/>Correspondente à categoria </text:span>Owner<text:span text:style-name="Strong_20_Emphasis"><text:span text:style-name="T23">/Agent Role</text:span></text:span><text:span text:style-name="T24">. Esta </text:span><text:span text:style-name="Strong_20_Emphasis"><text:span text:style-name="T24">tabela</text:span></text:span><text:span text:style-name="T24"> representa o papel desempenhado por uma pessoa singular ou coletiva no que diz respeito à propriedade, posse ou transferência de proprietário da obra.</text:span></text:p>
      <text:p text:style-name="P3"/>
      <text:p text:style-name="P3"><text:tab/>Atributos:</text:p>
      <text:list xml:id="list1222105535" text:continue-list="list735165154" text:style-name="L14">
        <text:list-item>
          <text:p text:style-name="P43"><text:span text:style-name="T28">id_ownerRole: </text:span><text:span text:style-name="T20">é chave primária, já que identifica univocamente cada papel. Inteiro que é auto incrementado;</text:span></text:p>
        </text:list-item>
        <text:list-item>
          <text:p text:style-name="P43"><text:span text:style-name="T28">ownerRole: </text:span><text:span text:style-name="T29">string que representa o papel desempenhado por uma pessoa singular ou coletiva no que diz respeito à propriedade, posse ou transferência de proprietário da obra.</text:span></text:p>
        </text:list-item>
        <text:list-item>
          <text:p text:style-name="P43"><text:span text:style-name="T28">termsource: </text:span><text:span text:style-name="T20">string que identifica a fonte do papel.</text:span></text:p>
        </text:list-item>
        <text:list-item>
          <text:p text:style-name="P43"><text:span text:style-name="T28">termsourceID:</text:span><text:span text:style-name="T29"> </text:span><text:span text:style-name="T20">string que representa o identificador do papel na fonte.</text:span></text:p>
        </text:list-item>
      </text:list>
      <text:p text:style-name="P3"/>
      <text:list xml:id="list1239093519" text:continue-list="list71907509" text:style-name="L1">
        <text:list-item>
          <text:p text:style-name="P13">OwnershipDates<text:span text:style-name="T24"> {</text:span><text:span text:style-name="T25">id_ownershipDate</text:span><text:span text:style-name="T24">, ownershipDate, </text:span><text:span text:style-name="T9">earliestDate</text:span><text:span text:style-name="T24">, </text:span><text:span text:style-name="T12">latestDate</text:span><text:span text:style-name="T24">}</text:span></text:p>
        </text:list-item>
      </text:list>
      <text:p text:style-name="P2"><text:span text:style-name="T24"><text:tab/>Correspondente à categoria </text:span>Ownership<text:span text:style-name="Strong_20_Emphasis"><text:span text:style-name="T23"> Date</text:span></text:span><text:span text:style-name="T24">. Esta </text:span><text:span text:style-name="Strong_20_Emphasis"><text:span text:style-name="T24">tabela</text:span></text:span><text:span text:style-name="T24"> representa o período de tempo durante o qual pertenceu ou estava na posse de determinado proprietário ou agente.</text:span></text:p>
      <text:p text:style-name="P3"/>
      <text:p text:style-name="P3"><text:tab/>Atributos:</text:p>
      <text:list xml:id="list1869560312" text:continue-list="list2018634235" text:style-name="L6">
        <text:list-item>
          <text:p text:style-name="P35"><text:span text:style-name="T28">id_</text:span><text:span text:style-name="T19">ownershipDate</text:span><text:span text:style-name="T28">:</text:span><text:span text:style-name="T29"> </text:span><text:span text:style-name="T20">é chave primária, já que identifica univocamente cada período de tempo;</text:span></text:p>
        </text:list-item>
        <text:list-item>
          <text:p text:style-name="P35"><text:span text:style-name="T28">ownershipDate:</text:span><text:span text:style-name="T29"> string que representa o período de tempo durante o qual pertenceu ou estava na posse de determinado proprietário ou agente.</text:span></text:p>
        </text:list-item>
        <text:list-item>
          <text:p text:style-name="P35"><text:soft-page-break/><text:span text:style-name="T19">earliestDate:</text:span><text:span text:style-name="T20"> é chave estrangeira da tabela EarliestDates. Inteiro que identifica a data inferior.</text:span></text:p>
        </text:list-item>
        <text:list-item>
          <text:p text:style-name="P35"><text:span text:style-name="T19">latestDate:</text:span><text:span text:style-name="T20"> é chave estrangeira da tabela LatestDates. Inteiro que identifica a data mais posterior.</text:span></text:p>
        </text:list-item>
      </text:list>
      <text:p text:style-name="P3"/>
      <text:list xml:id="list1627992304" text:continue-list="list1239093519" text:style-name="L1">
        <text:list-item>
          <text:p text:style-name="P13">OwnershipPlaces<text:span text:style-name="T24"> {</text:span><text:span text:style-name="T25">id_ownershipPlaces</text:span><text:span text:style-name="T24">, ownershipPlace, termsource, termsourceID}</text:span></text:p>
        </text:list-item>
      </text:list>
      <text:p text:style-name="P2"><text:span text:style-name="T24"><text:tab/>Correspondente à categoria </text:span>Owner<text:span text:style-name="Strong_20_Emphasis"><text:span text:style-name="T23">ship Place</text:span></text:span><text:span text:style-name="T24">. Esta </text:span><text:span text:style-name="Strong_20_Emphasis"><text:span text:style-name="T24">tabela</text:span></text:span><text:span text:style-name="T24"> representa o local onde a obra estava alojada aquando da posse por determinado proprietário.</text:span></text:p>
      <text:p text:style-name="P3"/>
      <text:p text:style-name="P3"><text:tab/>Atributos:</text:p>
      <text:list xml:id="list1972033826" text:continue-list="list1222105535" text:style-name="L14">
        <text:list-item>
          <text:p text:style-name="P43"><text:span text:style-name="T28">id_ownershipPlaces: </text:span><text:span text:style-name="T20">é chave primária, já que identifica univocamente cada local. Inteiro que é auto incrementado;</text:span></text:p>
        </text:list-item>
        <text:list-item>
          <text:p text:style-name="P43"><text:span text:style-name="T28">ownershipPlace: </text:span><text:span text:style-name="T29">string que representa o local onde a obra estava alojada aquando da posse por determinado proprietário.</text:span></text:p>
        </text:list-item>
        <text:list-item>
          <text:p text:style-name="P43"><text:span text:style-name="T28">termsource: </text:span><text:span text:style-name="T20">string que identifica a fonte do do local.</text:span></text:p>
        </text:list-item>
        <text:list-item>
          <text:p text:style-name="P43"><text:span text:style-name="T28">termsourceID:</text:span><text:span text:style-name="T29"> </text:span><text:span text:style-name="T20">string que representa o identificador do local na fonte.</text:span></text:p>
        </text:list-item>
      </text:list>
      <text:p text:style-name="P3"/>
      <text:list xml:id="list213834824" text:continue-list="list1627992304" text:style-name="L1">
        <text:list-item>
          <text:p text:style-name="P11"><text:span text:style-name="T23">ExhibitionHistory </text:span><text:span text:style-name="T24">{</text:span><text:span text:style-name="T25">id_exhibitionHistory</text:span><text:span text:style-name="T24">, exhibitionDescription, exhibitionObjectLabel, remarks, </text:span><text:span text:style-name="T9">exhibitionType,</text:span><text:span text:style-name="T24"> </text:span><text:span text:style-name="T9">Object_Work_Record</text:span><text:span text:style-name="T24">}</text:span></text:p>
        </text:list-item>
      </text:list>
      <text:p text:style-name="P1"><text:span text:style-name="T24"><text:tab/>Correspondente à categoria </text:span><text:span text:style-name="T23">Exhibition</text:span><text:span text:style-name="Strong_20_Emphasis"><text:span text:style-name="T23">/Loan History</text:span></text:span><text:span text:style-name="T24">. Esta </text:span><text:span text:style-name="Strong_20_Emphasis"><text:span text:style-name="T24">tabela</text:span></text:span><text:span text:style-name="T24"> representa um registo histórico de uma exposição pública de uma obra.</text:span></text:p>
      <text:p text:style-name="P3"/>
      <text:p text:style-name="P3"><text:tab/>Atributos:</text:p>
      <text:list xml:id="list694673131" text:continue-list="list1972033826" text:style-name="L14">
        <text:list-item>
          <text:p text:style-name="P43"><text:span text:style-name="T28">id_exhibitionHistory: </text:span><text:span text:style-name="T20">é chave primária, já que identifica univocamente cada exposição. Inteiro que é auto incrementado;</text:span></text:p>
        </text:list-item>
        <text:list-item>
          <text:p text:style-name="P43"><text:span text:style-name="T28">exhibitionDescription: </text:span><text:span text:style-name="T29">string que representa uma descrição incluindo o título ou nome da exposição, a sua localização e outra informação pertinente.</text:span></text:p>
        </text:list-item>
        <text:list-item>
          <text:p text:style-name="P43"><text:span text:style-name="T28">exhibitionObjectLabel: </text:span><text:span text:style-name="T20">string que representa um display que identifica a obra em exposição.</text:span></text:p>
        </text:list-item>
        <text:list-item>
          <text:p text:style-name="P43"><text:span text:style-name="T28">remarks:</text:span><text:span text:style-name="T29"> </text:span><text:span text:style-name="T20">string que representa notas adicionais ou comentários pertinentes à informação.</text:span></text:p>
        </text:list-item>
        <text:list-item>
          <text:p text:style-name="P43"><text:span text:style-name="T19">ExhibitionType:</text:span><text:span text:style-name="T20"> é chave estrangeira da tabela ExhibitionTypes. Inteiro que identifica o tipo da exposição.</text:span></text:p>
        </text:list-item>
        <text:list-item>
          <text:p text:style-name="P43"><text:span text:style-name="T19">Object_Work_Record:</text:span><text:span text:style-name="T12"> </text:span><text:span text:style-name="T20">é chave estrangeira da tabela Object_Work_Record. Inteiro que identifica a obra.</text:span><text:span text:style-name="T24"><text:tab/></text:span></text:p>
        </text:list-item>
      </text:list>
      <text:p text:style-name="P3"/>
      <text:list xml:id="list1179413327" text:continue-list="list213834824" text:style-name="L1">
        <text:list-item>
          <text:p text:style-name="P13">ExhibitionTitles<text:span text:style-name="T24"> {</text:span><text:span text:style-name="T25">id_exhibitionTitles</text:span><text:span text:style-name="T24">, </text:span><text:span text:style-name="T9">ExhibitionHistory</text:span><text:span text:style-name="T24">, exhibitionTitle}</text:span></text:p>
        </text:list-item>
      </text:list>
      <text:p text:style-name="P2"><text:span text:style-name="T24"><text:tab/>Correspondente à categoria </text:span>Exhibition<text:span text:style-name="Strong_20_Emphasis"><text:span text:style-name="T23"> Title or Name</text:span></text:span><text:span text:style-name="T24">. Esta </text:span><text:span text:style-name="Strong_20_Emphasis"><text:span text:style-name="T24">tabela</text:span></text:span><text:span text:style-name="T24"> representa o título ou nome das exposições tal como formuladas pela instituição organizadora.</text:span></text:p>
      <text:p text:style-name="P3"/>
      <text:p text:style-name="P3"><text:tab/>Atributos:</text:p>
      <text:list xml:id="list449709498" text:continue-list="list694673131" text:style-name="L14">
        <text:list-item>
          <text:p text:style-name="P43"><text:span text:style-name="T28">id_exhibitionTitles: </text:span><text:span text:style-name="T20">é chave primária, já que identifica univocamente cada título. Inteiro que é auto incrementado;</text:span></text:p>
        </text:list-item>
        <text:list-item>
          <text:p text:style-name="P43"><text:span text:style-name="T28">exhibitionTitle: </text:span><text:span text:style-name="T29">string que representa o título ou nome das exposições tal como formuladas pela instituição organizadora.</text:span></text:p>
        </text:list-item>
        <text:list-item>
          <text:p text:style-name="P43"><text:span text:style-name="T19">ExhibitionHistory:</text:span><text:span text:style-name="T12"> </text:span><text:span text:style-name="T20">é chave estrangeira da tabela ExhibitionHistory. Inteiro que identifica a exposição.</text:span></text:p>
        </text:list-item>
      </text:list>
      <text:p text:style-name="P3"/>
      <text:list xml:id="list1855200165" text:continue-list="list1179413327" text:style-name="L1">
        <text:list-item>
          <text:p text:style-name="P13"><text:soft-page-break/>ExhibitionTypes<text:span text:style-name="T24"> {</text:span><text:span text:style-name="T25">id_exhibitionTypes</text:span><text:span text:style-name="T24">, exhibitionType}</text:span></text:p>
        </text:list-item>
      </text:list>
      <text:p text:style-name="P2"><text:span text:style-name="T24"><text:tab/>Correspondente à categoria </text:span>Exhibition<text:span text:style-name="Strong_20_Emphasis"><text:span text:style-name="T23"> Type</text:span></text:span><text:span text:style-name="T24">. Esta </text:span><text:span text:style-name="Strong_20_Emphasis"><text:span text:style-name="T24">tabela</text:span></text:span><text:span text:style-name="T24"> representa uma indicação do tipo de exposição ou empréstimo.</text:span></text:p>
      <text:p text:style-name="P3"/>
      <text:p text:style-name="P3"><text:tab/>Atributos:</text:p>
      <text:list xml:id="list1525282736" text:continue-list="list449709498" text:style-name="L14">
        <text:list-item>
          <text:p text:style-name="P43"><text:span text:style-name="T28">id_exhibitionTypes: </text:span><text:span text:style-name="T20">é chave primária, já que identifica univocamente cada tipo. Inteiro que é auto incrementado;</text:span></text:p>
        </text:list-item>
        <text:list-item>
          <text:p text:style-name="P43"><text:span text:style-name="T28">exhibitionType: </text:span><text:span text:style-name="T29">string que representa uma indicação do tipo de exposição ou empréstimo.</text:span></text:p>
        </text:list-item>
      </text:list>
      <text:p text:style-name="P3"/>
      <text:list xml:id="list1346041362" text:continue-list="list1855200165" text:style-name="L1">
        <text:list-item>
          <text:p text:style-name="P13">ExhibitionVenues<text:span text:style-name="T24"> {</text:span><text:span text:style-name="T25">id_exhibitionVenues</text:span><text:span text:style-name="T24">, </text:span><text:span text:style-name="T9">ExhibitionHistory</text:span><text:span text:style-name="T24">, exhibitionVenue, </text:span><text:span text:style-name="T9">ExhibitionVenueDate</text:span><text:span text:style-name="T24">}</text:span></text:p>
        </text:list-item>
      </text:list>
      <text:p text:style-name="P2"><text:span text:style-name="T24"><text:tab/>Correspondente à categoria </text:span>Exhibition<text:span text:style-name="Strong_20_Emphasis"><text:span text:style-name="T23"> Venue</text:span></text:span><text:span text:style-name="T24">. Esta </text:span><text:span text:style-name="Strong_20_Emphasis"><text:span text:style-name="T24">tabela</text:span></text:span><text:span text:style-name="T24"> representa uma apresentação dos nomes, locais e datas de quando a exposição ou obra estava em exibição.</text:span></text:p>
      <text:p text:style-name="P3"/>
      <text:p text:style-name="P3"><text:tab/>Atributos:</text:p>
      <text:list xml:id="list336944522" text:continue-list="list1525282736" text:style-name="L14">
        <text:list-item>
          <text:p text:style-name="P43"><text:span text:style-name="T28">id_exhibitionVenues: </text:span><text:span text:style-name="T20">é chave primária, já que identifica univocamente cada apresentação. Inteiro que é auto incrementado;</text:span></text:p>
        </text:list-item>
        <text:list-item>
          <text:p text:style-name="P43"><text:span text:style-name="T28">exhibitionVenue: </text:span><text:span text:style-name="T29">string que representa uma apresentação dos nomes, locais e datas de quando a exposição ou obra estava em exibição</text:span></text:p>
        </text:list-item>
        <text:list-item>
          <text:p text:style-name="P43"><text:span text:style-name="T19">ExhibitionHistory:</text:span><text:span text:style-name="T12"> </text:span><text:span text:style-name="T20">é chave estrangeira da tabela ExhibitionHistory. Inteiro que identifica a exposição.</text:span></text:p>
        </text:list-item>
        <text:list-item>
          <text:p text:style-name="P43"><text:span text:style-name="T19">ExhibitionVenueDate: </text:span><text:span text:style-name="T20">é chave estrangeira da tabela ExhibitionVenueDates. Inteiro que identifica o período de exposição.</text:span></text:p>
        </text:list-item>
      </text:list>
      <text:p text:style-name="P3"/>
      <text:list xml:id="list74660818" text:continue-list="list1346041362" text:style-name="L1">
        <text:list-item>
          <text:p text:style-name="P13">ExhibitionVenueNames<text:span text:style-name="T24"> {</text:span><text:span text:style-name="T25">id_exhibitionVenueNames</text:span><text:span text:style-name="T24">, exhibitionVenueName, exhibitionVenuePlace, nameTermsource, nameTermsourceID, placeTermsource, placeTermsourceID, </text:span><text:span text:style-name="T9">ExhibitionVenue</text:span><text:span text:style-name="T24">}</text:span></text:p>
        </text:list-item>
      </text:list>
      <text:p text:style-name="P2"><text:span text:style-name="T24"><text:tab/>Correspondente à categoria </text:span>Venue<text:span text:style-name="Strong_20_Emphasis"><text:span text:style-name="T23"> Name/Place</text:span></text:span><text:span text:style-name="T24">. Esta </text:span><text:span text:style-name="Strong_20_Emphasis"><text:span text:style-name="T24">tabela</text:span></text:span><text:span text:style-name="T24"> representa o nome da instituição, galeria, outra instalação e o a localização geográfica onde uma exposição teve lugar.</text:span></text:p>
      <text:p text:style-name="P3"/>
      <text:p text:style-name="P3"><text:tab/>Atributos:</text:p>
      <text:list xml:id="list623374559" text:continue-list="list336944522" text:style-name="L14">
        <text:list-item>
          <text:p text:style-name="P43"><text:span text:style-name="T28">id_exhibitionVenueNames: </text:span><text:span text:style-name="T20">é chave primária, já que identifica univocamente cada nome. Inteiro que é auto incrementado;</text:span></text:p>
        </text:list-item>
        <text:list-item>
          <text:p text:style-name="P43"><text:span text:style-name="T28">exhibitionVenueName: </text:span><text:span text:style-name="T29">string que representa o nome da instituição, galeria ou outra instalação onde uma exposição teve lugar.</text:span></text:p>
        </text:list-item>
        <text:list-item>
          <text:p text:style-name="P43"><text:span text:style-name="T28">ExhibitionVenueName:</text:span><text:span text:style-name="T29"> string que representa a localização geográfica onde uma exposição teve lugar.</text:span></text:p>
        </text:list-item>
        <text:list-item>
          <text:p text:style-name="P43"><text:span text:style-name="T28">nameTermsource: </text:span><text:span text:style-name="T20">string que identifica a fonte do nome.</text:span></text:p>
        </text:list-item>
        <text:list-item>
          <text:p text:style-name="P43"><text:span text:style-name="T28">nameTermsourceID:</text:span><text:span text:style-name="T29"> </text:span><text:span text:style-name="T20">string que representa o identificador do nome na fonte.</text:span></text:p>
        </text:list-item>
        <text:list-item>
          <text:p text:style-name="P43"><text:span text:style-name="T28">placeTermsource: </text:span><text:span text:style-name="T20">string que identifica a fonte da localização geográfica.</text:span></text:p>
        </text:list-item>
        <text:list-item>
          <text:p text:style-name="P43"><text:span text:style-name="T19">placeTermsourceID:</text:span><text:span text:style-name="T20"> string que representa o identificador da localização geográfica na fonte.</text:span></text:p>
        </text:list-item>
        <text:list-item>
          <text:p text:style-name="P43"><text:span text:style-name="T19">ExhibitionVenue: </text:span><text:span text:style-name="T20">é chave estrangeira da tabela ExhibitionVenues. Inteiro que identifica a apresentação do nome.</text:span></text:p>
        </text:list-item>
      </text:list>
      <text:p text:style-name="P3"/>
      <text:list xml:id="list1239544551" text:continue-list="list74660818" text:style-name="L1">
        <text:list-item>
          <text:p text:style-name="P13">ExhibitionVenueDates<text:span text:style-name="T24"> {</text:span><text:span text:style-name="T25">id_ExhibitionVenueDate</text:span><text:span text:style-name="T24">, exhibitionVenueDate, </text:span><text:span text:style-name="T9">earliestDate</text:span><text:span text:style-name="T24">, </text:span><text:span text:style-name="T9">latestDate</text:span><text:span text:style-name="T24">}</text:span></text:p>
        </text:list-item>
      </text:list>
      <text:p text:style-name="P2"><text:span text:style-name="T24"><text:tab/>Correspondente à categoria </text:span><text:span text:style-name="Strong_20_Emphasis"><text:span text:style-name="T23">Venue Date</text:span></text:span><text:span text:style-name="T24">. Esta </text:span><text:span text:style-name="Strong_20_Emphasis"><text:span text:style-name="T24">tabela</text:span></text:span><text:span text:style-name="T24"> representa uma descrição da data ou </text:span><text:soft-page-break/><text:span text:style-name="T24">âmbito de datas de quando a obra estava em exposição numa determinada venue.</text:span></text:p>
      <text:p text:style-name="P3"/>
      <text:p text:style-name="P3"><text:tab/>Atributos:</text:p>
      <text:list xml:id="list1532931802" text:continue-list="list1869560312" text:style-name="L6">
        <text:list-item>
          <text:p text:style-name="P35"><text:span text:style-name="T28">id_</text:span><text:span text:style-name="T19">ExhibitionVenueDate</text:span><text:span text:style-name="T28">:</text:span><text:span text:style-name="T29"> </text:span><text:span text:style-name="T20">é chave primária, já que identifica univocamente cada descrição;</text:span></text:p>
        </text:list-item>
        <text:list-item>
          <text:p text:style-name="P35"><text:span text:style-name="T28">exhibitionVenueDate:</text:span><text:span text:style-name="T29"> string que representa uma descrição da data ou âmbito de datas de quando a obra estava em exposição numa determinada venue.</text:span></text:p>
        </text:list-item>
        <text:list-item>
          <text:p text:style-name="P35"><text:span text:style-name="T19">earliestDate:</text:span><text:span text:style-name="T20"> é chave estrangeira da tabela EarliestDates. Inteiro que identifica a data inferior.</text:span></text:p>
        </text:list-item>
        <text:list-item>
          <text:p text:style-name="P35"><text:span text:style-name="T19">latestDate:</text:span><text:span text:style-name="T20"> é chave estrangeira da tabela LatestDates. Inteiro que identifica a data mais posterior.</text:span></text:p>
        </text:list-item>
      </text:list>
      <text:p text:style-name="P3"/>
      <text:list xml:id="list183074820" text:continue-list="list1239544551" text:style-name="L1">
        <text:list-item>
          <text:p text:style-name="P13">ExhibitionOrganizers<text:span text:style-name="T24"> {</text:span><text:span text:style-name="T25">id_exhibitionOrganizer</text:span><text:span text:style-name="T24">, exhibitionOrganizerName, exhibitionOrganizerLocation, nameTermsource, nameTermsourceID, locationTermsource, locationTermsourceID, </text:span><text:span text:style-name="T9">ExhibitionHistory</text:span><text:span text:style-name="T24">}</text:span></text:p>
        </text:list-item>
      </text:list>
      <text:p text:style-name="P2"><text:span text:style-name="T24"><text:tab/>Correspondente à categoria </text:span><text:span text:style-name="Strong_20_Emphasis"><text:span text:style-name="T23">Exhibition Organizer</text:span></text:span><text:span text:style-name="T24">. Esta </text:span><text:span text:style-name="Strong_20_Emphasis"><text:span text:style-name="T24">tabela</text:span></text:span><text:span text:style-name="T24"> representa o nome e localização da pessoa ou agência responsável pela exposição ou empréstimo.</text:span></text:p>
      <text:p text:style-name="P3"/>
      <text:p text:style-name="P3"><text:tab/>Atributos:</text:p>
      <text:list xml:id="list847210583" text:continue-list="list623374559" text:style-name="L14">
        <text:list-item>
          <text:p text:style-name="P43"><text:span text:style-name="T28">id_exhibitionOrganizer: </text:span><text:span text:style-name="T20">é chave primária, já que identifica univocamente cada nome e localização. Inteiro que é auto incrementado;</text:span></text:p>
        </text:list-item>
        <text:list-item>
          <text:p text:style-name="P43"><text:span text:style-name="T28">exhibitionOrganizerName: </text:span><text:span text:style-name="T29">string que representa o nome da pessoa ou agência responsável pela exposição ou empréstimo.</text:span></text:p>
        </text:list-item>
        <text:list-item>
          <text:p text:style-name="P43"><text:span text:style-name="T28">exhibitionOrganizerLocation: </text:span><text:span text:style-name="T29">string que representa a localização da pessoa ou agência responsável pela exposição ou empréstimo.</text:span></text:p>
        </text:list-item>
        <text:list-item>
          <text:p text:style-name="P43"><text:span text:style-name="T28">nameTermsource: </text:span><text:span text:style-name="T20">string que identifica a fonte do nome.</text:span></text:p>
        </text:list-item>
        <text:list-item>
          <text:p text:style-name="P43"><text:span text:style-name="T28">nameTermsourceID:</text:span><text:span text:style-name="T29"> </text:span><text:span text:style-name="T20">string que representa o identificador do nome na fonte.</text:span></text:p>
        </text:list-item>
        <text:list-item>
          <text:p text:style-name="P43"><text:span text:style-name="T28">locationTermsource: </text:span><text:span text:style-name="T20">string que identifica a fonte da localização geográfica.</text:span></text:p>
        </text:list-item>
        <text:list-item>
          <text:p text:style-name="P43"><text:span text:style-name="T19">locationTermsourceID:</text:span><text:span text:style-name="T20"> string que representa o identificador da localização geográfica na fonte.</text:span></text:p>
        </text:list-item>
        <text:list-item>
          <text:p text:style-name="P43"><text:span text:style-name="T19">ExhibitionHistory:</text:span><text:span text:style-name="T12"> </text:span><text:span text:style-name="T20">é chave estrangeira da tabela ExhibitionHistory. Inteiro que identifica a exposição.</text:span></text:p>
        </text:list-item>
      </text:list>
      <text:p text:style-name="P3"/>
      <text:list xml:id="list202935816" text:continue-list="list183074820" text:style-name="L1">
        <text:list-item>
          <text:p text:style-name="P13">Locations<text:span text:style-name="T24"> {</text:span><text:span text:style-name="T25">id_locations</text:span><text:span text:style-name="T24">, </text:span><text:span text:style-name="T9">Object_Work_Record</text:span><text:span text:style-name="T24">, </text:span><text:span text:style-name="T9">LocationName</text:span><text:span text:style-name="T24">}</text:span></text:p>
        </text:list-item>
      </text:list>
      <text:p text:style-name="P2"><text:span text:style-name="T24"><text:tab/>Correspondente à categoria </text:span><text:span text:style-name="Strong_20_Emphasis"><text:span text:style-name="T23">Current Location</text:span></text:span><text:span text:style-name="T24">. Esta </text:span><text:span text:style-name="Strong_20_Emphasis"><text:span text:style-name="T24">tabela</text:span></text:span><text:span text:style-name="T24"> representa a localização do repositório atual de uma obra.</text:span></text:p>
      <text:p text:style-name="P3"/>
      <text:p text:style-name="P3"><text:tab/>Atributos:</text:p>
      <text:list xml:id="list1517715554" text:continue-list="list847210583" text:style-name="L14">
        <text:list-item>
          <text:p text:style-name="P43"><text:span text:style-name="T28">id_locations: </text:span><text:span text:style-name="T20">é chave primária, já que identifica univocamente cada localização. Inteiro que é auto incrementado;</text:span></text:p>
        </text:list-item>
        <text:list-item>
          <text:p text:style-name="P43"><text:span text:style-name="T19">Object_Work_Record:</text:span><text:span text:style-name="T12"> </text:span><text:span text:style-name="T20">é chave estrangeira da tabela Object_Work_Record. Inteiro que identifica a obra.</text:span></text:p>
        </text:list-item>
        <text:list-item>
          <text:p text:style-name="P43"><text:span text:style-name="T19">LocationName:</text:span><text:span text:style-name="T20"> é chave estrangeira da tabela LocationsName. Inteiro que identifica o nome da localização.</text:span></text:p>
        </text:list-item>
      </text:list>
      <text:p text:style-name="P3"/>
      <text:list xml:id="list681736349" text:continue-list="list202935816" text:style-name="L1">
        <text:list-item>
          <text:p text:style-name="P13">LocationsName<text:span text:style-name="T24"> {</text:span><text:span text:style-name="T25">id_locationsName</text:span><text:span text:style-name="T24">, locationName, type, termsource, termsourceID, locID, locIDtype}</text:span></text:p>
        </text:list-item>
      </text:list>
      <text:p text:style-name="P2"><text:span text:style-name="T24"><text:tab/>Correspondente à categoria </text:span><text:span text:style-name="Strong_20_Emphasis"><text:span text:style-name="T23">Current Repository/ Geographic Location</text:span></text:span><text:span text:style-name="T24">. Esta </text:span><text:span text:style-name="Strong_20_Emphasis"><text:span text:style-name="T24">tabela</text:span></text:span><text:span text:style-name="T24"> representa </text:span><text:soft-page-break/><text:span text:style-name="T24">o nome do repositório que atualmente aloja a obra e a localização geográfica onde a obra se encontra.</text:span></text:p>
      <text:p text:style-name="P3"/>
      <text:p text:style-name="P3"><text:tab/>Atributos:</text:p>
      <text:list xml:id="list920268464" text:continue-list="list1517715554" text:style-name="L14">
        <text:list-item>
          <text:p text:style-name="P43"><text:span text:style-name="T28">id_locationsName: </text:span><text:span text:style-name="T20">é chave primária, já que identifica univocamente cada nome. Inteiro que é auto incrementado;</text:span></text:p>
        </text:list-item>
        <text:list-item>
          <text:p text:style-name="P43"><text:span text:style-name="T28">locationName: </text:span><text:span text:style-name="T29">string que representa o nome do repositório que atualmente aloja a obra e a localização geográfica onde a obra se encontra.</text:span></text:p>
        </text:list-item>
        <text:list-item>
          <text:p text:style-name="P43"><text:span text:style-name="T28">type: </text:span><text:span text:style-name="T29">string que representa o tipo do repositório.</text:span></text:p>
        </text:list-item>
        <text:list-item>
          <text:p text:style-name="P43"><text:span text:style-name="T28">termsource: </text:span><text:span text:style-name="T20">string que identifica a fonte do nome.</text:span></text:p>
        </text:list-item>
        <text:list-item>
          <text:p text:style-name="P43"><text:span text:style-name="T28">termsourceID:</text:span><text:span text:style-name="T29"> </text:span><text:span text:style-name="T20">string que representa o identificador do nome na fonte.</text:span></text:p>
        </text:list-item>
        <text:list-item>
          <text:p text:style-name="P43"><text:span text:style-name="T28">locID: </text:span><text:span text:style-name="T20">string que identifica o código que identifica univocamente o repositório.</text:span></text:p>
        </text:list-item>
        <text:list-item>
          <text:p text:style-name="P43"><text:span text:style-name="T19">locIDtype:</text:span><text:span text:style-name="T20"> string que representa o tipo do identificador único do repositório.</text:span></text:p>
        </text:list-item>
      </text:list>
      <text:p text:style-name="P3"/>
      <text:list xml:id="list599277320" text:continue-list="list681736349" text:style-name="L1">
        <text:list-item>
          <text:p text:style-name="P13">WorkIDs<text:span text:style-name="T24"> {</text:span><text:span text:style-name="T25">id_workIDs</text:span><text:span text:style-name="T24">, workID, type, </text:span><text:span text:style-name="T9">Location</text:span><text:span text:style-name="T24">}</text:span></text:p>
        </text:list-item>
      </text:list>
      <text:p text:style-name="P2"><text:span text:style-name="T24"><text:tab/>Correspondente à categoria </text:span><text:span text:style-name="Strong_20_Emphasis"><text:span text:style-name="T23">Object/Work Label/Identification</text:span></text:span><text:span text:style-name="T24">. Esta </text:span><text:span text:style-name="Strong_20_Emphasis"><text:span text:style-name="T24">tabela</text:span></text:span><text:span text:style-name="T24"> representa qualquer identificador numérico ou alfa numérico atribuído à obra.</text:span></text:p>
      <text:p text:style-name="P3"/>
      <text:p text:style-name="P3"><text:tab/>Atributos:</text:p>
      <text:list xml:id="list235282654" text:continue-list="list920268464" text:style-name="L14">
        <text:list-item>
          <text:p text:style-name="P43"><text:span text:style-name="T28">id_</text:span><text:span text:style-name="T19">workIDs</text:span><text:span text:style-name="T28">: </text:span><text:span text:style-name="T20">é chave primária, já que identifica univocamente cada identificador. Inteiro que é auto incrementado;</text:span></text:p>
        </text:list-item>
        <text:list-item>
          <text:p text:style-name="P43"><text:span text:style-name="T28">workID: </text:span><text:span text:style-name="T29">string que representa qualquer identificador numérico ou alfa numérico atribuído à obra.</text:span></text:p>
        </text:list-item>
        <text:list-item>
          <text:p text:style-name="P43"><text:span text:style-name="T28">type: </text:span><text:span text:style-name="T29">string que representa o tipo do identificador.</text:span></text:p>
        </text:list-item>
        <text:list-item>
          <text:p text:style-name="P43"><text:span text:style-name="T19">Location:</text:span><text:span text:style-name="T20"> é chave estrangeira da tabela Locations. Inteiro que identifica a localização do repositório.</text:span></text:p>
        </text:list-item>
      </text:list>
      <text:p text:style-name="P3"/>
      <text:list xml:id="list1637817621" text:continue-list="list599277320" text:style-name="L1">
        <text:list-item>
          <text:p text:style-name="P13">IndexingSubjects<text:span text:style-name="T24"> {</text:span><text:span text:style-name="T25">id_indexingSubjects</text:span><text:span text:style-name="T24">, type, extentSubject, </text:span><text:span text:style-name="T9">Object_Work_Record</text:span><text:span text:style-name="T24">}</text:span></text:p>
        </text:list-item>
      </text:list>
      <text:p text:style-name="P2"><text:span text:style-name="T24"><text:tab/>Correspondente à categoria </text:span><text:span text:style-name="Strong_20_Emphasis"><text:span text:style-name="T23">Subject Matter</text:span></text:span><text:span text:style-name="T24">. Esta </text:span><text:span text:style-name="Strong_20_Emphasis"><text:span text:style-name="T24">tabela</text:span></text:span><text:span text:style-name="T24"> representa um conjunto de termos que refletem o que é descrito na obra e pela obra.</text:span></text:p>
      <text:p text:style-name="P3"/>
      <text:p text:style-name="P3"><text:tab/>Atributos:</text:p>
      <text:list xml:id="list366070877" text:continue-list="list1532931802" text:style-name="L6">
        <text:list-item>
          <text:p text:style-name="P35"><text:span text:style-name="T28">id_</text:span><text:span text:style-name="T19">indexingSubjects</text:span><text:span text:style-name="T28">:</text:span><text:span text:style-name="T29"> </text:span><text:span text:style-name="T20">é chave primária, já que identifica univocamente cada conjunto de termos. Inteiro que é auto incrementado;</text:span></text:p>
        </text:list-item>
        <text:list-item>
          <text:p text:style-name="P35"><text:span text:style-name="T28">type:</text:span><text:span text:style-name="T29"> string que serve para distinguir entre o que é descrito na obra (descrição e identificação) ou o que é descrito pela obra (interpretação).</text:span></text:p>
        </text:list-item>
        <text:list-item>
          <text:p text:style-name="P35"><text:span text:style-name="T19">extentSubject:</text:span><text:span text:style-name="T20"> string que representa a parte da obra às quais os termos se aplicam.</text:span></text:p>
        </text:list-item>
        <text:list-item>
          <text:p text:style-name="P35"><text:span text:style-name="T19">Object_Work_Record:</text:span><text:span text:style-name="T12"> </text:span><text:span text:style-name="T20">é chave estrangeira da tabela Object_Work_Record. Inteiro que identifica a obra.</text:span></text:p>
        </text:list-item>
      </text:list>
      <text:p text:style-name="P3"/>
      <text:list xml:id="list1182350298" text:continue-list="list1637817621" text:style-name="L1">
        <text:list-item>
          <text:p text:style-name="P13">SubjectTerms <text:span text:style-name="T24">{</text:span><text:span text:style-name="T25">id_subjectTerms</text:span><text:span text:style-name="T24">, subjectTerm, type, termsource, termsourceID}</text:span></text:p>
        </text:list-item>
      </text:list>
      <text:p text:style-name="P2"><text:span text:style-name="T24"><text:tab/>Correspondente à categoria </text:span><text:span text:style-name="Strong_20_Emphasis"><text:span text:style-name="T23">General Subject Terms</text:span></text:span><text:span text:style-name="T24">. Esta </text:span><text:span text:style-name="Strong_20_Emphasis"><text:span text:style-name="T24">tabela</text:span></text:span><text:span text:style-name="T24"> representa os termos que identificam, descrevem e/ou interpretam o que é descrito na e pela obra.</text:span></text:p>
      <text:p text:style-name="P3"/>
      <text:p text:style-name="P3"><text:tab/>Atributos:</text:p>
      <text:list xml:id="list1146626314" text:continue-list="list235282654" text:style-name="L14">
        <text:list-item>
          <text:p text:style-name="P43"><text:span text:style-name="T28">id_subjectTerms: </text:span><text:span text:style-name="T20">é chave primária, já que identifica univocamente cada termo. Inteiro que é auto incrementado;</text:span></text:p>
        </text:list-item>
        <text:list-item>
          <text:p text:style-name="P43"><text:span text:style-name="T28">subjectTerm: </text:span><text:span text:style-name="T29">string que representa o termo que identifica, descreve e/ou interpreta o que é </text:span><text:soft-page-break/><text:span text:style-name="T29">descrito na e pela obra.</text:span></text:p>
        </text:list-item>
        <text:list-item>
          <text:p text:style-name="P43"><text:span text:style-name="T28">type: </text:span><text:span text:style-name="T29">string que representa o tipo do termo.</text:span></text:p>
        </text:list-item>
        <text:list-item>
          <text:p text:style-name="P43"><text:span text:style-name="T28">termsource: </text:span><text:span text:style-name="T20">string que identifica a fonte do termo.</text:span></text:p>
        </text:list-item>
        <text:list-item>
          <text:p text:style-name="P43"><text:span text:style-name="T28">termsourceID:</text:span><text:span text:style-name="T29"> </text:span><text:span text:style-name="T20">string que representa o identificador do termo na fonte.</text:span></text:p>
        </text:list-item>
      </text:list>
      <text:p text:style-name="P3"/>
      <text:list xml:id="list1064611210" text:continue-list="list1182350298" text:style-name="L1">
        <text:list-item>
          <text:p text:style-name="P13">Classifications<text:span text:style-name="T24"> {</text:span><text:span text:style-name="T9">id_classifications</text:span><text:span text:style-name="T24">, classification, termsource, termsourceID}</text:span></text:p>
        </text:list-item>
      </text:list>
      <text:p text:style-name="P2"><text:span text:style-name="T24"><text:tab/>Correspondente à categoria </text:span><text:span text:style-name="Strong_20_Emphasis"><text:span text:style-name="T23">Classification</text:span></text:span><text:span text:style-name="T24">. Esta </text:span><text:span text:style-name="Strong_20_Emphasis"><text:span text:style-name="T24">tabela</text:span></text:span><text:span text:style-name="T24"> representa os termos utilizados para categorizar um obra, agrupando-a com outras obras com base em características semelhantes.</text:span></text:p>
      <text:p text:style-name="P3"/>
      <text:p text:style-name="P3"><text:tab/>Atributos:</text:p>
      <text:list xml:id="list1217632987" text:continue-list="list1146626314" text:style-name="L14">
        <text:list-item>
          <text:p text:style-name="P43"><text:span text:style-name="T28">id_</text:span><text:span text:style-name="T19">classifications</text:span><text:span text:style-name="T28">: </text:span><text:span text:style-name="T20">é chave primária, já que identifica univocamente cada termo. Inteiro que é auto incrementado;</text:span></text:p>
        </text:list-item>
        <text:list-item>
          <text:p text:style-name="P43"><text:span text:style-name="T28">classification: </text:span><text:span text:style-name="T29">string que representa o termo utilizado para categorizar um obra, agrupando-a com outras obras com base em características semelhantes.</text:span></text:p>
        </text:list-item>
        <text:list-item>
          <text:p text:style-name="P43"><text:span text:style-name="T28">termsource: </text:span><text:span text:style-name="T20">string que identifica a fonte do termo.</text:span></text:p>
        </text:list-item>
        <text:list-item>
          <text:p text:style-name="P43"><text:span text:style-name="T28">termsourceID:</text:span><text:span text:style-name="T29"> </text:span><text:span text:style-name="T20">string que representa o identificador do termo na fonte.</text:span></text:p>
        </text:list-item>
      </text:list>
      <text:p text:style-name="P3"/>
      <text:list xml:id="list184623380" text:continue-list="list1064611210" text:style-name="L1">
        <text:list-item>
          <text:p text:style-name="P13">DescriptiveNotes<text:span text:style-name="T24"> {</text:span><text:span text:style-name="T25">id_descriptiveNotes</text:span><text:span text:style-name="T24">, descriptiveNote, </text:span><text:span text:style-name="T9">Object_Work_Record</text:span><text:span text:style-name="T24">}</text:span></text:p>
        </text:list-item>
      </text:list>
      <text:p text:style-name="P2"><text:tab/><text:span text:style-name="T24">Correspondente à categoria </text:span><text:span text:style-name="Strong_20_Emphasis"><text:span text:style-name="T23">Descriptive Note</text:span></text:span><text:span text:style-name="T24">. Esta </text:span><text:span text:style-name="Strong_20_Emphasis"><text:span text:style-name="T24">tabela</text:span></text:span><text:span text:style-name="T24"> representa um texto breve que descreve o conteúdo e contexto da obra.</text:span></text:p>
      <text:p text:style-name="P3"/>
      <text:p text:style-name="P3"><text:tab/>Atributos:</text:p>
      <text:list xml:id="list119596261" text:continue-list="list366070877" text:style-name="L6">
        <text:list-item>
          <text:p text:style-name="P35"><text:span text:style-name="T28">id_</text:span><text:span text:style-name="T19">descriptiveNotes</text:span><text:span text:style-name="T28">:</text:span><text:span text:style-name="T29"> </text:span><text:span text:style-name="T20">é chave primária, já que identifica univocamente cada texto. Inteiro que é auto incrementado;</text:span></text:p>
        </text:list-item>
        <text:list-item>
          <text:p text:style-name="P35"><text:span text:style-name="T28">descriptiveNote:</text:span><text:span text:style-name="T29"> string que representa um texto breve que descreve o conteúdo e contexto da obra.</text:span></text:p>
        </text:list-item>
        <text:list-item>
          <text:p text:style-name="P35"><text:span text:style-name="T19">Object_Work_Record:</text:span><text:span text:style-name="T12"> </text:span><text:span text:style-name="T20">é chave estrangeira da tabela Object_Work_Record. Inteiro que identifica a obra.</text:span></text:p>
        </text:list-item>
      </text:list>
      <text:p text:style-name="P2"/>
      <text:list xml:id="list903084830" text:continue-list="list184623380" text:style-name="L1">
        <text:list-item>
          <text:p text:style-name="P13">DescriptiveNoteSources<text:span text:style-name="T24"> {</text:span><text:span text:style-name="T25">id_descriptiveNoteSources</text:span><text:span text:style-name="T24">, descriptiveNoteSource}</text:span></text:p>
        </text:list-item>
      </text:list>
      <text:p text:style-name="P2"><text:span text:style-name="T24"><text:tab/>Esta </text:span><text:span text:style-name="Strong_20_Emphasis"><text:span text:style-name="T24">tabela</text:span></text:span><text:span text:style-name="T24"> representa a fonte para a nota descritiva, geralmente uma fonte publicada.</text:span></text:p>
      <text:p text:style-name="P3"/>
      <text:p text:style-name="P3"><text:tab/>Atributos:</text:p>
      <text:list xml:id="list1775990863" text:continue-list="list1197151855" text:style-name="L3">
        <text:list-item>
          <text:p text:style-name="P19"><text:span text:style-name="T28">i</text:span><text:span text:style-name="T19">d_descriptiveNoteSources</text:span><text:span text:style-name="T28">:</text:span><text:span text:style-name="T29"> </text:span><text:span text:style-name="T20">é chave primária, já que identifica univocamente cada fonte. Inteiro que é auto incrementado;</text:span></text:p>
        </text:list-item>
        <text:list-item>
          <text:p text:style-name="P19"><text:span text:style-name="T28">descriptiveNoteSource:</text:span><text:span text:style-name="T29"> string que identifica a fonte para a nota descritiva, geralmente uma fonte publicada.</text:span></text:p>
        </text:list-item>
      </text:list>
      <text:p text:style-name="P3"><text:tab/></text:p>
      <text:list xml:id="list2055005266" text:continue-list="list903084830" text:style-name="L1">
        <text:list-item>
          <text:p text:style-name="P13">Inscriptions<text:span text:style-name="T24"> {</text:span><text:span text:style-name="T17">id_inscriptions</text:span><text:span text:style-name="T24">, inscriptions, </text:span><text:span text:style-name="T9">Object_Work_Record</text:span><text:span text:style-name="T24">}</text:span></text:p>
        </text:list-item>
      </text:list>
      <text:p text:style-name="P2"><text:span text:style-name="T24"><text:tab/>Correspondente à categoria </text:span><text:span text:style-name="Strong_20_Emphasis"><text:span text:style-name="T23">Inscriptions/Marks</text:span></text:span><text:span text:style-name="T24">. Esta </text:span><text:span text:style-name="Strong_20_Emphasis"><text:span text:style-name="T24">tabela</text:span></text:span><text:span text:style-name="T24"> representa uma descrição ou transcrição de qualquer inscrição física distinguível ou identificável, anotações, textos, marcas ou etiquetas que são afixadas, aplicadas, estampadas, escritas, inscritas ou anexadas à obra.</text:span></text:p>
      <text:p text:style-name="P3"/>
      <text:p text:style-name="P3"><text:tab/>Atributos:</text:p>
      <text:list xml:id="list1080294834" text:continue-list="list119596261" text:style-name="L6">
        <text:list-item>
          <text:p text:style-name="P35"><text:span text:style-name="T28">id_</text:span><text:span text:style-name="T19">inscriptions</text:span><text:span text:style-name="T28">:</text:span><text:span text:style-name="T29"> </text:span><text:span text:style-name="T20">é chave primária, já que identifica univocamente cada inscrição. Inteiro que é auto incrementado;</text:span></text:p>
        </text:list-item>
        <text:list-item>
          <text:p text:style-name="P35"><text:span text:style-name="T28">inscriptions:</text:span><text:span text:style-name="T29"> string que representa uma descrição ou transcrição de qualquer inscrição física distinguível ou identificável, anotações, textos, marcas ou etiquetas que são afixadas, </text:span><text:soft-page-break/><text:span text:style-name="T29">aplicadas, estampadas, escritas, inscritas ou anexadas à obra.</text:span></text:p>
        </text:list-item>
        <text:list-item>
          <text:p text:style-name="P35"><text:span text:style-name="T19">Object_Work_Record:</text:span><text:span text:style-name="T12"> </text:span><text:span text:style-name="T20">é chave estrangeira da tabela Object_Work_Record. Inteiro que identifica a obra.</text:span></text:p>
        </text:list-item>
      </text:list>
      <text:p text:style-name="P3"/>
      <text:list xml:id="list286555525" text:continue-list="list2055005266" text:style-name="L1">
        <text:list-item>
          <text:p text:style-name="P13">RelatedWorks<text:span text:style-name="T24"> {</text:span><text:span text:style-name="T25">id_relatedWorks</text:span><text:span text:style-name="T24">, relatedWorkRelType, </text:span><text:span text:style-name="T9">Object_Work_Record</text:span><text:span text:style-name="T24">}</text:span></text:p>
        </text:list-item>
      </text:list>
      <text:p text:style-name="P2"><text:span text:style-name="T24"><text:tab/>Correspondente à categoria </text:span><text:span text:style-name="Strong_20_Emphasis"><text:span text:style-name="T23">Related Works</text:span></text:span><text:span text:style-name="T24">. Esta </text:span><text:span text:style-name="Strong_20_Emphasis"><text:span text:style-name="T24">tabela</text:span></text:span><text:span text:style-name="T24"> representa obras de arte ou arquitetónicas relacionadas com a obra a ser descrita e uma descrição do relacionamento entre as obras.</text:span></text:p>
      <text:p text:style-name="P3"/>
      <text:p text:style-name="P3"><text:tab/>Atributos:</text:p>
      <text:list xml:id="list1050310124" text:continue-list="list1080294834" text:style-name="L6">
        <text:list-item>
          <text:p text:style-name="P35"><text:span text:style-name="T28">id_</text:span><text:span text:style-name="T19">relatedWorks</text:span><text:span text:style-name="T28">:</text:span><text:span text:style-name="T29"> </text:span><text:span text:style-name="T20">é chave primária, já que identifica univocamente cada obra relacionada. Inteiro que é auto incrementado;</text:span></text:p>
        </text:list-item>
        <text:list-item>
          <text:p text:style-name="P35"><text:span text:style-name="T28">relatedWorkRelType:</text:span><text:span text:style-name="T29"> string que representa um termo que descreve a natureza do relacionamento entre a obra a ser descrita e a entidade relacionada.</text:span></text:p>
        </text:list-item>
        <text:list-item>
          <text:p text:style-name="P35"><text:span text:style-name="T19">Object_Work_Record:</text:span><text:span text:style-name="T12"> </text:span><text:span text:style-name="T20">é chave estrangeira da tabela Object_Work_Record. Inteiro que identifica a obra a ser descrita.</text:span></text:p>
        </text:list-item>
      </text:list>
      <text:p text:style-name="P3"/>
      <text:list xml:id="list1493379511" text:continue-list="list286555525" text:style-name="L1">
        <text:list-item>
          <text:p text:style-name="P13">LinksRelatedWork<text:span text:style-name="T24"> {</text:span><text:span text:style-name="T25">id_linksRelatedWork</text:span><text:span text:style-name="T24">, linkRelatedWork, linkscheme, </text:span><text:span text:style-name="T9">RelatedWork</text:span><text:span text:style-name="T24">}</text:span></text:p>
        </text:list-item>
      </text:list>
      <text:p text:style-name="P2"><text:span text:style-name="T24"><text:tab/>Esta </text:span><text:span text:style-name="Strong_20_Emphasis"><text:span text:style-name="T24">tabela</text:span></text:span><text:span text:style-name="T24"> representa uma referência uri/url que é universal e é acessível no ambiente worldwide web.</text:span></text:p>
      <text:p text:style-name="P3"/>
      <text:p text:style-name="P3"><text:tab/>Atributos:</text:p>
      <text:list xml:id="list2105130869" text:continue-list="list1050310124" text:style-name="L6">
        <text:list-item>
          <text:p text:style-name="P35"><text:span text:style-name="T28">id_</text:span><text:span text:style-name="T19">linksRelatedWork</text:span><text:span text:style-name="T28">:</text:span><text:span text:style-name="T29"> </text:span><text:span text:style-name="T20">é chave primária, já que identifica univocamente cada referência. Inteiro que é auto incrementado;</text:span></text:p>
        </text:list-item>
        <text:list-item>
          <text:p text:style-name="P35"><text:span text:style-name="T28">linkRelatedWork:</text:span><text:span text:style-name="T29"> string que representa uma referência uri/url que é universal e é acessível no ambiente worldwide web.</text:span></text:p>
        </text:list-item>
        <text:list-item>
          <text:p text:style-name="P16"><text:span text:style-name="T27">linkscheme:</text:span><text:span text:style-name="T29"> string que representa o esquema do link.</text:span></text:p>
        </text:list-item>
        <text:list-item>
          <text:p text:style-name="P35"><text:span text:style-name="T19">Object_Work_Record:</text:span><text:span text:style-name="T12"> </text:span><text:span text:style-name="T20">é chave estrangeira da tabela Object_Work_Record. Inteiro que identifica a obra a ser descrita.</text:span></text:p>
        </text:list-item>
      </text:list>
      <text:p text:style-name="P3"/>
      <text:list xml:id="list391484392" text:continue-list="list1493379511" text:style-name="L1">
        <text:list-item>
          <text:p text:style-name="P13">LabelRelatedWork<text:span text:style-name="T24"> {</text:span><text:span text:style-name="T25">id_labelRelatedWork</text:span><text:span text:style-name="T24">, labelRelatedWork, </text:span><text:span text:style-name="T9">RelatedWork</text:span><text:span text:style-name="T24">}</text:span></text:p>
        </text:list-item>
      </text:list>
      <text:p text:style-name="P2"><text:span text:style-name="T24"><text:tab/>Correspondente à categoria </text:span><text:span text:style-name="Strong_20_Emphasis"><text:span text:style-name="T23">Related Work Label/Identification</text:span></text:span><text:span text:style-name="Strong_20_Emphasis"><text:span text:style-name="T24">. </text:span></text:span><text:span text:style-name="T24">Esta </text:span><text:span text:style-name="Strong_20_Emphasis"><text:span text:style-name="T24">tabela</text:span></text:span><text:span text:style-name="T24"> representa uma identificação da obra relacionada, grupo, coleção ou série que terá significado para os end-users.</text:span></text:p>
      <text:p text:style-name="P3"/>
      <text:p text:style-name="P3"><text:tab/>Atributos:</text:p>
      <text:list xml:id="list655312405" text:continue-list="list2105130869" text:style-name="L6">
        <text:list-item>
          <text:p text:style-name="P35"><text:span text:style-name="T28">id_</text:span><text:span text:style-name="T19">labelRelatedWork</text:span><text:span text:style-name="T28">:</text:span><text:span text:style-name="T29"> </text:span><text:span text:style-name="T20">é chave primária, já que identifica univocamente cada identificação. Inteiro que é auto incrementado;</text:span></text:p>
        </text:list-item>
        <text:list-item>
          <text:p text:style-name="P35"><text:span text:style-name="T28">labelRelatedWork:</text:span><text:span text:style-name="T29"> string que representa uma identificação da obra relacionada, grupo, coleção ou série que terá significado para os end-users.</text:span></text:p>
        </text:list-item>
        <text:list-item>
          <text:p text:style-name="P35"><text:span text:style-name="T19">RelatedWork:</text:span><text:span text:style-name="T12"> </text:span><text:span text:style-name="T20">é chave estrangeira da tabela RelatedWorks. Inteiro que identifica a obra relacionada.</text:span></text:p>
        </text:list-item>
      </text:list>
      <text:p text:style-name="P3"/>
      <text:list xml:id="list257966922" text:continue-list="list391484392" text:style-name="L1">
        <text:list-item>
          <text:p text:style-name="P13">LocationsRelatedWork<text:span text:style-name="T24"> {</text:span><text:span text:style-name="T25">id_locationsRelatedWork</text:span><text:span text:style-name="T24">, locationRelatedWork, relWorkID, locID, locIDtype, termsource, </text:span><text:span text:style-name="T9">RelatedWork</text:span><text:span text:style-name="T24">}</text:span></text:p>
        </text:list-item>
      </text:list>
      <text:p text:style-name="P2"><text:span text:style-name="Strong_20_Emphasis"><text:span text:style-name="T24"><text:tab/></text:span></text:span><text:span text:style-name="T24">Esta </text:span><text:span text:style-name="Strong_20_Emphasis"><text:span text:style-name="T24">tabela</text:span></text:span><text:span text:style-name="T24"> representa a localização atual da obra relacionada, geralmente um repositório.</text:span></text:p>
      <text:p text:style-name="P3"/>
      <text:p text:style-name="P3"><text:tab/>Atributos:</text:p>
      <text:list xml:id="list429520389" text:continue-list="list655312405" text:style-name="L6">
        <text:list-item>
          <text:p text:style-name="P35"><text:span text:style-name="T28">id_</text:span><text:span text:style-name="T19">locationsRelatedWork</text:span><text:span text:style-name="T28">:</text:span><text:span text:style-name="T29"> </text:span><text:span text:style-name="T20">é chave primária, já que identifica univocamente cada localização. Inteiro que é auto incrementado;</text:span></text:p>
        </text:list-item>
        <text:list-item>
          <text:p text:style-name="P35"><text:soft-page-break/><text:span text:style-name="T28">locationRelatedWork:</text:span><text:span text:style-name="T29"> string que representa a localização atual da obra relacionada, geralmente um repositório.</text:span></text:p>
        </text:list-item>
        <text:list-item>
          <text:p text:style-name="P16"><text:span text:style-name="T27">relWorkID:</text:span><text:span text:style-name="T29"> string que representa o identificador único numérico ou alfa numérico da obra relacionada.</text:span></text:p>
        </text:list-item>
        <text:list-item>
          <text:p text:style-name="P16"><text:span text:style-name="T27">locID: </text:span><text:span text:style-name="T29">string que representa um código único que identifica o repositório.</text:span></text:p>
        </text:list-item>
        <text:list-item>
          <text:p text:style-name="P16"><text:span text:style-name="T27">locIDtype: </text:span><text:span text:style-name="T29">string que representa a fonte que fornece o locID.</text:span></text:p>
        </text:list-item>
        <text:list-item>
          <text:p text:style-name="P35"><text:span text:style-name="T28">termsource: </text:span><text:span text:style-name="T20">string que identifica a fonte do termo.</text:span></text:p>
        </text:list-item>
        <text:list-item>
          <text:p text:style-name="P35"><text:span text:style-name="T19">RelatedWork:</text:span><text:span text:style-name="T12"> </text:span><text:span text:style-name="T20">é chave estrangeira da tabela RelatedWorks. Inteiro que identifica a obra relacionada.</text:span><text:span text:style-name="T24"><text:tab/></text:span></text:p>
        </text:list-item>
      </text:list>
      <text:p text:style-name="P3"/>
      <text:list xml:id="list1242062143" text:continue-list="list257966922" text:style-name="L1">
        <text:list-item>
          <text:p text:style-name="P13">RightsWork<text:span text:style-name="T24"> {</text:span><text:span text:style-name="T25">id_rightsWork</text:span><text:span text:style-name="T24">, rightsWork, type, </text:span><text:span text:style-name="T9">Object_Work_Record</text:span><text:span text:style-name="T24">}</text:span></text:p>
        </text:list-item>
      </text:list>
      <text:p text:style-name="P2"><text:span text:style-name="T24"><text:tab/>Correspondente à categoria </text:span><text:span text:style-name="Strong_20_Emphasis"><text:span text:style-name="T23">Copyright/Restrictions</text:span></text:span><text:span text:style-name="Strong_20_Emphasis"><text:span text:style-name="T24">. </text:span></text:span><text:span text:style-name="T24">Esta </text:span><text:span text:style-name="Strong_20_Emphasis"><text:span text:style-name="T24">tabela</text:span></text:span><text:span text:style-name="T24"> representa informação sobre direitos de gestão.</text:span></text:p>
      <text:p text:style-name="P3"/>
      <text:p text:style-name="P3"><text:tab/>Atributos:</text:p>
      <text:list xml:id="list1460886653" text:continue-list="list429520389" text:style-name="L6">
        <text:list-item>
          <text:p text:style-name="P35"><text:span text:style-name="T28">id_</text:span><text:span text:style-name="T19">rightsWork</text:span><text:span text:style-name="T28">:</text:span><text:span text:style-name="T29"> </text:span><text:span text:style-name="T20">é chave primária, já que identifica univocamente cada informação. Inteiro que é auto incrementado;</text:span></text:p>
        </text:list-item>
        <text:list-item>
          <text:p text:style-name="P35"><text:span text:style-name="T28">rightsWork:</text:span><text:span text:style-name="T29"> string que representa informação sobre direitos de gestão.</text:span></text:p>
        </text:list-item>
        <text:list-item>
          <text:p text:style-name="P35"><text:span text:style-name="T28">type:</text:span><text:span text:style-name="T29"> string que representa o tipo da informação de direitos de gestão.</text:span></text:p>
        </text:list-item>
        <text:list-item>
          <text:p text:style-name="P35"><text:span text:style-name="T19">Object_Work_Record:</text:span><text:span text:style-name="T12"> </text:span><text:span text:style-name="T20">é chave estrangeira da tabela Object_Work_Record. Inteiro que identifica a obra a ser descrita.</text:span></text:p>
        </text:list-item>
      </text:list>
      <text:p text:style-name="P3"/>
      <text:list xml:id="list1925827370" text:continue-list="list1242062143" text:style-name="L1">
        <text:list-item>
          <text:p text:style-name="P13">RecordsID<text:span text:style-name="T24"> {</text:span><text:span text:style-name="T25">id_recordsID</text:span><text:span text:style-name="T24">, recordID, type, </text:span><text:span text:style-name="T9">Object_Work_Record</text:span><text:span text:style-name="T24">}</text:span></text:p>
        </text:list-item>
      </text:list>
      <text:p text:style-name="P2"><text:span text:style-name="T24"><text:tab/>Correspondente à categoria </text:span>Object<text:span text:style-name="Strong_20_Emphasis"><text:span text:style-name="T23">/Work Record ID</text:span></text:span><text:span text:style-name="Strong_20_Emphasis"><text:span text:style-name="T24">. </text:span></text:span><text:span text:style-name="T24">Esta </text:span><text:span text:style-name="Strong_20_Emphasis"><text:span text:style-name="T24">tabela</text:span></text:span><text:span text:style-name="T24"> representa um identificador único de registo no sistema.</text:span></text:p>
      <text:p text:style-name="P3"/>
      <text:p text:style-name="P3"><text:tab/>Atributos:</text:p>
      <text:list xml:id="list1388512142" text:continue-list="list1460886653" text:style-name="L6">
        <text:list-item>
          <text:p text:style-name="P35"><text:span text:style-name="T28">id_</text:span><text:span text:style-name="T19">recordsID</text:span><text:span text:style-name="T28">:</text:span><text:span text:style-name="T29"> </text:span><text:span text:style-name="T20">é chave primária, já que identifica univocamente cada identificador. Inteiro que é auto incrementado;</text:span></text:p>
        </text:list-item>
        <text:list-item>
          <text:p text:style-name="P35"><text:span text:style-name="T28">recordID:</text:span><text:span text:style-name="T29"> string que representa um identificador único de registo no sistema.</text:span></text:p>
        </text:list-item>
        <text:list-item>
          <text:p text:style-name="P35"><text:span text:style-name="T28">type:</text:span><text:span text:style-name="T29"> string que representa o tipo do identificador.</text:span></text:p>
        </text:list-item>
        <text:list-item>
          <text:p text:style-name="P35"><text:span text:style-name="T19">Object_Work_Record:</text:span><text:span text:style-name="T12"> </text:span><text:span text:style-name="T20">é chave estrangeira da tabela Object_Work_Record. Inteiro que identifica a obra a ser descrita.</text:span></text:p>
        </text:list-item>
      </text:list>
      <text:p text:style-name="P3"/>
      <text:list xml:id="list123988767" text:continue-list="list1925827370" text:style-name="L1">
        <text:list-item>
          <text:p text:style-name="P13">RecordSources<text:span text:style-name="T24"> {</text:span><text:span text:style-name="T25">id_recordSources</text:span><text:span text:style-name="T24">, recordSource, </text:span><text:span text:style-name="T9">Object_Work_Record</text:span><text:span text:style-name="T24">}</text:span></text:p>
        </text:list-item>
      </text:list>
      <text:p text:style-name="P2"><text:span text:style-name="T24"><text:tab/>Esta </text:span><text:span text:style-name="Strong_20_Emphasis"><text:span text:style-name="T24">tabela</text:span></text:span><text:span text:style-name="T24"> representa a fonte de informação neste registo, geralmente o repositório ou outra instituição.</text:span></text:p>
      <text:p text:style-name="P3"/>
      <text:p text:style-name="P3"><text:tab/>Atributos:</text:p>
      <text:list xml:id="list2092138365" text:continue-list="list1388512142" text:style-name="L6">
        <text:list-item>
          <text:p text:style-name="P35"><text:span text:style-name="T28">id_</text:span><text:span text:style-name="T19">recordSources</text:span><text:span text:style-name="T28">:</text:span><text:span text:style-name="T29"> </text:span><text:span text:style-name="T20">é chave primária, já que identifica univocamente cada fonte. Inteiro que é auto incrementado;</text:span></text:p>
        </text:list-item>
        <text:list-item>
          <text:p text:style-name="P35"><text:span text:style-name="T28">recordSource:</text:span><text:span text:style-name="T29"> string que representa a fonte de informação neste registo, geralmente o repositório ou outra instituição.</text:span></text:p>
        </text:list-item>
        <text:list-item>
          <text:p text:style-name="P35"><text:span text:style-name="T19">Object_Work_Record:</text:span><text:span text:style-name="T12"> </text:span><text:span text:style-name="T20">é chave estrangeira da tabela Object_Work_Record. Inteiro que identifica a obra a ser descrita.</text:span></text:p>
        </text:list-item>
      </text:list>
      <text:p text:style-name="P3"/>
      <text:list xml:id="list722119228" text:continue-list="list123988767" text:style-name="L1">
        <text:list-item>
          <text:p text:style-name="P13">RecordInfo<text:span text:style-name="T24"> {</text:span><text:span text:style-name="T25">id_recordInfo</text:span><text:span text:style-name="T24">, type, </text:span><text:span text:style-name="T12">Object_Work_Record</text:span><text:span text:style-name="T24">}</text:span></text:p>
        </text:list-item>
      </text:list>
      <text:p text:style-name="P2"><text:soft-page-break/><text:span text:style-name="T24"><text:tab/>Esta </text:span><text:span text:style-name="Strong_20_Emphasis"><text:span text:style-name="T24">tabela</text:span></text:span><text:span text:style-name="T24"> representa informação de meta-dados deste registo.</text:span></text:p>
      <text:p text:style-name="P3"/>
      <text:p text:style-name="P3"><text:tab/>Atributos:</text:p>
      <text:list xml:id="list769100295" text:continue-list="list2092138365" text:style-name="L6">
        <text:list-item>
          <text:p text:style-name="P35"><text:span text:style-name="T28">id_</text:span><text:span text:style-name="T19">recordInfo</text:span><text:span text:style-name="T28">:</text:span><text:span text:style-name="T29"> </text:span><text:span text:style-name="T20">é chave primária, já que identifica univocamente cada grupo de informação. Inteiro que é auto incrementado;</text:span></text:p>
        </text:list-item>
        <text:list-item>
          <text:p text:style-name="P35"><text:span text:style-name="T28">type:</text:span><text:span text:style-name="T29"> string que representa o tipo de informação.</text:span></text:p>
        </text:list-item>
        <text:list-item>
          <text:p text:style-name="P35"><text:span text:style-name="T19">Object_Work_Record:</text:span><text:span text:style-name="T12"> </text:span><text:span text:style-name="T20">é chave estrangeira da tabela Object_Work_Record. Inteiro que identifica a obra a ser descrita.</text:span></text:p>
        </text:list-item>
      </text:list>
      <text:p text:style-name="P3"/>
      <text:list xml:id="list828298360" text:continue-list="list722119228" text:style-name="L1">
        <text:list-item>
          <text:p text:style-name="P13">RecordsInfoID<text:span text:style-name="T24"> {</text:span><text:span text:style-name="T25">recordInfoID</text:span><text:span text:style-name="T24">, type, </text:span><text:span text:style-name="T9">RecordInfo</text:span><text:span text:style-name="T24">}</text:span></text:p>
        </text:list-item>
      </text:list>
      <text:p text:style-name="P2"><text:span text:style-name="T24"><text:tab/>Esta </text:span><text:span text:style-name="Strong_20_Emphasis"><text:span text:style-name="T24">tabela</text:span></text:span><text:span text:style-name="T24"> representa o identificador único para os meta-dados. Possui a mesma definição que o </text:span><text:span text:style-name="T9">RecordsID</text:span><text:span text:style-name="T16">, mas fora do contexto de um sistema local.</text:span></text:p>
      <text:p text:style-name="P3"/>
      <text:p text:style-name="P3"><text:tab/>Atributos:</text:p>
      <text:list xml:id="list1284771727" text:continue-list="list769100295" text:style-name="L6">
        <text:list-item>
          <text:p text:style-name="P35"><text:span text:style-name="T19">recordInfoID</text:span><text:span text:style-name="T28">:</text:span><text:span text:style-name="T29"> </text:span><text:span text:style-name="T20">é chave primária, já que identifica univocamente cada identificador. String definida pelo utilizador;</text:span></text:p>
        </text:list-item>
        <text:list-item>
          <text:p text:style-name="P35"><text:span text:style-name="T28">type:</text:span><text:span text:style-name="T29"> string que representa o tipo do identificador.</text:span></text:p>
        </text:list-item>
        <text:list-item>
          <text:p text:style-name="P35"><text:span text:style-name="T19">RecordInfo:</text:span><text:span text:style-name="T12"> </text:span><text:span text:style-name="T20">é chave estrangeira da tabela RecordInfo. Inteiro que identifica a informação.</text:span></text:p>
        </text:list-item>
      </text:list>
      <text:p text:style-name="P3"/>
      <text:list xml:id="list967758128" text:continue-list="list828298360" text:style-name="L1">
        <text:list-item>
          <text:p text:style-name="P13">RecordInfoLinks<text:span text:style-name="T24"> {</text:span><text:span text:style-name="T25">id_recordInfoLinks</text:span><text:span text:style-name="T24">, recordInfoLink, </text:span><text:span text:style-name="T9">RecordInfo</text:span><text:span text:style-name="T24">}</text:span></text:p>
        </text:list-item>
      </text:list>
      <text:p text:style-name="P2"><text:span text:style-name="T24"><text:tab/>Esta </text:span><text:span text:style-name="Strong_20_Emphasis"><text:span text:style-name="T24">tabela</text:span></text:span><text:span text:style-name="T24"> representa um link para os meta-dados (não se trata do mesmo link do objeto)</text:span><text:span text:style-name="T16">.</text:span></text:p>
      <text:p text:style-name="P3"/>
      <text:p text:style-name="P3"><text:tab/>Atributos:</text:p>
      <text:list xml:id="list282007513" text:continue-list="list1284771727" text:style-name="L6">
        <text:list-item>
          <text:p text:style-name="P35"><text:span text:style-name="T19">id_recordInfoLinks</text:span><text:span text:style-name="T28">:</text:span><text:span text:style-name="T29"> </text:span><text:span text:style-name="T20">é chave primária, já que identifica univocamente cada link. Inteiro que é auto incrementado;</text:span></text:p>
        </text:list-item>
        <text:list-item>
          <text:p text:style-name="P35"><text:span text:style-name="T28">recordInfoLink:</text:span><text:span text:style-name="T29"> string que representa <text:s/>um link para os meta-dados.</text:span></text:p>
        </text:list-item>
        <text:list-item>
          <text:p text:style-name="P35"><text:span text:style-name="T19">RecordInfo:</text:span><text:span text:style-name="T12"> </text:span><text:span text:style-name="T20">é chave estrangeira da tabela RecordInfo. Inteiro que identifica a informação.</text:span></text:p>
        </text:list-item>
      </text:list>
      <text:p text:style-name="P3"/>
      <text:list xml:id="list1614217783" text:continue-list="list967758128" text:style-name="L1">
        <text:list-item>
          <text:p text:style-name="P13">RecordsRelID<text:span text:style-name="T24"> {</text:span><text:span text:style-name="T25">recordRelID</text:span><text:span text:style-name="T24">, type, </text:span><text:span text:style-name="T12">RecordInfo</text:span><text:span text:style-name="T24">}</text:span></text:p>
        </text:list-item>
      </text:list>
      <text:p text:style-name="P2"><text:span text:style-name="T24"><text:tab/>Esta </text:span><text:span text:style-name="Strong_20_Emphasis"><text:span text:style-name="T24">tabela</text:span></text:span><text:span text:style-name="T24"> representa um identificador único dos meta-dados do objeto relacionado</text:span><text:span text:style-name="T16">.</text:span></text:p>
      <text:p text:style-name="P3"/>
      <text:p text:style-name="P3"><text:tab/>Atributos:</text:p>
      <text:list xml:id="list2113483606" text:continue-list="list282007513" text:style-name="L6">
        <text:list-item>
          <text:p text:style-name="P35"><text:span text:style-name="T19">recordRelID</text:span><text:span text:style-name="T28">:</text:span><text:span text:style-name="T29"> </text:span><text:span text:style-name="T20">é chave primária, já que identifica univocamente cada identificador. String definida pelo utilizador;</text:span></text:p>
        </text:list-item>
        <text:list-item>
          <text:p text:style-name="P35"><text:span text:style-name="T28">type:</text:span><text:span text:style-name="T29"> string que representa o tipo do identificador.</text:span></text:p>
        </text:list-item>
        <text:list-item>
          <text:p text:style-name="P16"><text:span text:style-name="T21">RecordInfo:</text:span><text:span text:style-name="T12"> </text:span><text:span text:style-name="T20">é chave estrangeira da tabela RecordInfo. Inteiro que identifica a informação.</text:span></text:p>
        </text:list-item>
      </text:list>
      <text:p text:style-name="P3"/>
      <text:list xml:id="list1392009006" text:continue-list="list1614217783" text:style-name="L1">
        <text:list-item>
          <text:p text:style-name="P13">RecordMetadataLocations<text:span text:style-name="T24"> {</text:span><text:span text:style-name="T25">id_recordMetadataLocations</text:span><text:span text:style-name="T24">, recordMetadataLocation, type, </text:span><text:span text:style-name="T9">RecordInfo</text:span><text:span text:style-name="T24">}</text:span></text:p>
        </text:list-item>
      </text:list>
      <text:p text:style-name="P2"><text:span text:style-name="T24"><text:tab/>Esta </text:span><text:span text:style-name="Strong_20_Emphasis"><text:span text:style-name="T24">tabela</text:span></text:span><text:span text:style-name="T24"> representa um apontador para outros meta-dados (administrativos, técnicos, estruturais)</text:span><text:span text:style-name="T16">.</text:span></text:p>
      <text:p text:style-name="P3"/>
      <text:p text:style-name="P3"><text:tab/>Atributos:</text:p>
      <text:list xml:id="list1147008124" text:continue-list="list2113483606" text:style-name="L6">
        <text:list-item>
          <text:p text:style-name="P35"><text:span text:style-name="T19">id_recordMetadataLocations</text:span><text:span text:style-name="T28">:</text:span><text:span text:style-name="T29"> </text:span><text:span text:style-name="T20">é chave primária, já que identifica univocamente cada apontador. Inteiro que é auto incrementado;</text:span></text:p>
        </text:list-item>
        <text:list-item>
          <text:p text:style-name="P35"><text:span text:style-name="T28">recordMetadataLocation:</text:span><text:span text:style-name="T29"> string que representa </text:span><text:span text:style-name="T20">um apontador para outros meta-dados (administrativos, técnicos, estruturais).</text:span></text:p>
        </text:list-item>
        <text:list-item>
          <text:p text:style-name="P35"><text:soft-page-break/><text:span text:style-name="T19">type:</text:span><text:span text:style-name="T20"> string que representa o tipo do apontador.</text:span></text:p>
        </text:list-item>
        <text:list-item>
          <text:p text:style-name="P16"><text:span text:style-name="T21">RecordInfo:</text:span><text:span text:style-name="T12"> </text:span><text:span text:style-name="T20">é chave estrangeira da tabela RecordInfo. Inteiro que identifica a informação.</text:span></text:p>
        </text:list-item>
      </text:list>
      <text:p text:style-name="P3"/>
      <text:list xml:id="list1540007565" text:continue-list="list1392009006" text:style-name="L1">
        <text:list-item>
          <text:p text:style-name="P13">RecordMetadataDates<text:span text:style-name="T24"> {</text:span><text:span text:style-name="T25">id_recordMetadataDates</text:span><text:span text:style-name="T24">, recordMetadataDate, type, termsource, </text:span><text:span text:style-name="T9">RecordInfo</text:span><text:span text:style-name="T24">}</text:span></text:p>
        </text:list-item>
      </text:list>
      <text:p text:style-name="P2"><text:span text:style-name="T24"><text:tab/>Esta </text:span><text:span text:style-name="Strong_20_Emphasis"><text:span text:style-name="T24">tabela</text:span></text:span><text:span text:style-name="T24"> representa a data de criação ou a data de modificação do registo</text:span><text:span text:style-name="T16">.</text:span></text:p>
      <text:p text:style-name="P3"/>
      <text:p text:style-name="P3"><text:tab/>Atributos:</text:p>
      <text:list xml:id="list577691965" text:continue-list="list1147008124" text:style-name="L6">
        <text:list-item>
          <text:p text:style-name="P35"><text:span text:style-name="T19">id_recordMetadataDates</text:span><text:span text:style-name="T28">:</text:span><text:span text:style-name="T29"> </text:span><text:span text:style-name="T20">é chave primária, já que identifica univocamente cada data. Inteiro que é auto incrementado;</text:span></text:p>
        </text:list-item>
        <text:list-item>
          <text:p text:style-name="P35"><text:span text:style-name="T28">recordMetadataDate:</text:span><text:span text:style-name="T29"> string que representa </text:span><text:span text:style-name="T20">a data de criação ou a data de modificação do registo.</text:span></text:p>
        </text:list-item>
        <text:list-item>
          <text:p text:style-name="P35"><text:span text:style-name="T19">type:</text:span><text:span text:style-name="T20"> string que representa o tipo da data.</text:span></text:p>
        </text:list-item>
        <text:list-item>
          <text:p text:style-name="P16"><text:span text:style-name="T21">termSource:</text:span><text:span text:style-name="T20"> string que representa a fonte da data.</text:span></text:p>
        </text:list-item>
        <text:list-item>
          <text:p text:style-name="P16"><text:span text:style-name="T21">RecordInfo</text:span><text:span text:style-name="T20">:</text:span><text:span text:style-name="T12"> </text:span><text:span text:style-name="T20">é chave estrangeira da tabela RecordInfo. Inteiro que identifica a informação.</text:span></text:p>
        </text:list-item>
      </text:list>
      <text:p text:style-name="P3"/>
      <text:list xml:id="list2013468133" text:continue-list="list1540007565" text:style-name="L1">
        <text:list-item>
          <text:p text:style-name="P13">RecordTypes<text:span text:style-name="T24"> {</text:span><text:span text:style-name="T17">id_recordTypes</text:span><text:span text:style-name="T24">, recordType}</text:span></text:p>
        </text:list-item>
      </text:list>
      <text:p text:style-name="P2"><text:span text:style-name="T24"><text:tab/>Esta </text:span><text:span text:style-name="Strong_20_Emphasis"><text:span text:style-name="T24">tabela</text:span></text:span><text:span text:style-name="T24"> representa um termo que estabelece se o registo representa um item individual ou uma coleção, série ou grupo de obras</text:span><text:span text:style-name="T16">.</text:span></text:p>
      <text:p text:style-name="P3"/>
      <text:p text:style-name="P3"><text:tab/>Atributos:</text:p>
      <text:list xml:id="list1131889959" text:continue-list="list577691965" text:style-name="L6">
        <text:list-item>
          <text:p text:style-name="P35"><text:span text:style-name="T19">id_recordTypes</text:span><text:span text:style-name="T28">:</text:span><text:span text:style-name="T29"> </text:span><text:span text:style-name="T20">é chave primária, já que identifica univocamente cada termo. Inteiro que é auto incrementado;</text:span></text:p>
        </text:list-item>
        <text:list-item>
          <text:p text:style-name="P35"><text:span text:style-name="T28">recordType:</text:span><text:span text:style-name="T29"> string que representa </text:span><text:span text:style-name="T20">um termo que estabelece se o registo representa um item individual ou uma coleção, série ou grupo de obras.</text:span><text:span text:style-name="T24"><text:tab/></text:span></text:p>
        </text:list-item>
      </text:list>
      <text:p text:style-name="P3"/>
      <text:list xml:id="list448588762" text:continue-list="list2013468133" text:style-name="L1">
        <text:list-item>
          <text:p text:style-name="P13">Resources<text:span text:style-name="T24"> {</text:span><text:span text:style-name="T25">id_resources</text:span><text:span text:style-name="T24">, </text:span><text:span text:style-name="T9">LinkResource</text:span><text:span text:style-name="T24">, </text:span><text:span text:style-name="T9">ResourceID</text:span><text:span text:style-name="T24">, </text:span><text:span text:style-name="T9">ResourceViewDescription</text:span><text:span text:style-name="T24">, </text:span><text:span text:style-name="T9">Object_Work_Record</text:span><text:span text:style-name="T24">}</text:span></text:p>
        </text:list-item>
      </text:list>
      <text:p text:style-name="P2"><text:span text:style-name="T24"><text:tab/>Esta </text:span><text:span text:style-name="Strong_20_Emphasis"><text:span text:style-name="T24">tabela</text:span></text:span><text:span text:style-name="T24"> representa informação sobre imagens ou outros recursos que servem como substitutos visuais da obra.</text:span></text:p>
      <text:p text:style-name="P3"/>
      <text:p text:style-name="P3"><text:tab/>Atributos:</text:p>
      <text:list xml:id="list909654498" text:continue-list="list1131889959" text:style-name="L6">
        <text:list-item>
          <text:p text:style-name="P35"><text:span text:style-name="T28">id_</text:span><text:span text:style-name="T19">resources</text:span><text:span text:style-name="T28">:</text:span><text:span text:style-name="T29"> </text:span><text:span text:style-name="T20">é chave primária, já que identifica univocamente cada grupo de informação. Inteiro que é auto incrementado;</text:span></text:p>
        </text:list-item>
        <text:list-item>
          <text:p text:style-name="P35"><text:span text:style-name="T19">LinkResource</text:span><text:span text:style-name="T28">:</text:span><text:span text:style-name="T29"> </text:span><text:span text:style-name="T20">é chave estrangeira da tabela LinkResources. Inteiro que identifica a referência.</text:span></text:p>
        </text:list-item>
        <text:list-item>
          <text:p text:style-name="P35"><text:span text:style-name="T19">ResourceID:</text:span><text:span text:style-name="T13"> </text:span><text:span text:style-name="T20">é chave estrangeira da tabela ResourcesID. String que identifica o identificador do recurso.</text:span></text:p>
        </text:list-item>
        <text:list-item>
          <text:p text:style-name="P35"><text:span text:style-name="T19">ResourceViewDescription: </text:span><text:span text:style-name="T20">é chave estrangeira da tabela ResourceViewDescription. Inteiro que identifica a descrição.</text:span></text:p>
        </text:list-item>
        <text:list-item>
          <text:p text:style-name="P35"><text:span text:style-name="T19">Object_Work_Record:</text:span><text:span text:style-name="T12"> </text:span><text:span text:style-name="T20">é chave estrangeira da tabela Object_Work_Record. Inteiro que identifica a obra a ser descrita.</text:span></text:p>
        </text:list-item>
      </text:list>
      <text:p text:style-name="P3"/>
      <text:list xml:id="list1381820663" text:continue-list="list448588762" text:style-name="L1">
        <text:list-item>
          <text:p text:style-name="P13">LinkResources<text:span text:style-name="T24"> {</text:span><text:span text:style-name="T25">id_linkResources</text:span><text:span text:style-name="T24">, linkResource, type, formatResource}</text:span></text:p>
        </text:list-item>
      </text:list>
      <text:p text:style-name="P2"><text:span text:style-name="T24"><text:tab/>Esta </text:span><text:span text:style-name="Strong_20_Emphasis"><text:span text:style-name="T24">tabela</text:span></text:span><text:span text:style-name="T24"> representa uma referência uri/url que é universal e é acessível no ambiente worlwide web</text:span><text:span text:style-name="T16">.</text:span></text:p>
      <text:p text:style-name="P3"/>
      <text:p text:style-name="P3"><text:tab/>Atributos:</text:p>
      <text:list xml:id="list1462274066" text:continue-list="list909654498" text:style-name="L6">
        <text:list-item>
          <text:p text:style-name="P35"><text:soft-page-break/><text:span text:style-name="T19">id_linkResources</text:span><text:span text:style-name="T28">:</text:span><text:span text:style-name="T29"> </text:span><text:span text:style-name="T20">é chave primária, já que identifica univocamente cada referência. Inteiro que é auto incrementado;</text:span></text:p>
        </text:list-item>
        <text:list-item>
          <text:p text:style-name="P35"><text:span text:style-name="T28">linkResource:</text:span><text:span text:style-name="T29"> string que representa </text:span><text:span text:style-name="T20">uma referência uri/url que é universal e é acessível no ambiente worlwide web.</text:span></text:p>
        </text:list-item>
        <text:list-item>
          <text:p text:style-name="P35"><text:span text:style-name="T19">type:</text:span><text:span text:style-name="T20"> string que indica o tipo do recurso.</text:span></text:p>
        </text:list-item>
        <text:list-item>
          <text:p text:style-name="P16"><text:span text:style-name="T21">formatResource:</text:span><text:span text:style-name="T20"> string que indica o formato do recurso.</text:span></text:p>
        </text:list-item>
      </text:list>
      <text:p text:style-name="P3"/>
      <text:list xml:id="list218925541" text:continue-list="list1381820663" text:style-name="L1">
        <text:list-item>
          <text:p text:style-name="P13">ResourcesID<text:span text:style-name="T24"> {</text:span><text:span text:style-name="T25">resourceID</text:span><text:span text:style-name="T24">, type}</text:span></text:p>
        </text:list-item>
      </text:list>
      <text:p text:style-name="P2"><text:span text:style-name="T24"><text:tab/>Esta </text:span><text:span text:style-name="Strong_20_Emphasis"><text:span text:style-name="T24">tabela</text:span></text:span><text:span text:style-name="T24"> representa um identificador único numérico ou alfa numérico do recurso</text:span><text:span text:style-name="T16">.</text:span></text:p>
      <text:p text:style-name="P3"/>
      <text:p text:style-name="P3"><text:tab/>Atributos:</text:p>
      <text:list xml:id="list1302843063" text:continue-list="list1462274066" text:style-name="L6">
        <text:list-item>
          <text:p text:style-name="P35"><text:span text:style-name="T19">resourceID</text:span><text:span text:style-name="T28">:</text:span><text:span text:style-name="T29"> </text:span><text:span text:style-name="T20">é chave primária, já que identifica univocamente cada identificador. String definida pelo utilizador.</text:span></text:p>
        </text:list-item>
        <text:list-item>
          <text:p text:style-name="P35"><text:span text:style-name="T28">type:</text:span><text:span text:style-name="T29"> string que representa o tipo de identificador</text:span><text:span text:style-name="T20">.</text:span></text:p>
        </text:list-item>
      </text:list>
      <text:p text:style-name="P3"/>
      <text:list xml:id="list1817133637" text:continue-list="list218925541" text:style-name="L1">
        <text:list-item>
          <text:p text:style-name="P13">ResourceRelTypes<text:span text:style-name="T24"> {</text:span><text:span text:style-name="T25">id_resourceRelType</text:span><text:span text:style-name="T24">, resourceRelType}</text:span></text:p>
        </text:list-item>
      </text:list>
      <text:p text:style-name="P2"><text:span text:style-name="T24"><text:tab/>Esta </text:span><text:span text:style-name="Strong_20_Emphasis"><text:span text:style-name="T24">tabela</text:span></text:span><text:span text:style-name="T24"> representa o relacionamento entre o recurso e a obra descrita</text:span><text:span text:style-name="T16">.</text:span></text:p>
      <text:p text:style-name="P3"/>
      <text:p text:style-name="P3"><text:tab/>Atributos:</text:p>
      <text:list xml:id="list837613125" text:continue-list="list1302843063" text:style-name="L6">
        <text:list-item>
          <text:p text:style-name="P35"><text:span text:style-name="T19">id_resourceRelType</text:span><text:span text:style-name="T28">:</text:span><text:span text:style-name="T29"> </text:span><text:span text:style-name="T20">é chave primária, já que identifica univocamente cada relacionamento. Inteiro que é auto incrementado;</text:span></text:p>
        </text:list-item>
        <text:list-item>
          <text:p text:style-name="P35"><text:span text:style-name="T28">resourceRelType:</text:span><text:span text:style-name="T29"> string que representa </text:span><text:span text:style-name="T20">o relacionamento entre o recurso e a obra descrita.</text:span></text:p>
        </text:list-item>
      </text:list>
      <text:p text:style-name="P3"/>
      <text:list xml:id="list1524185164" text:continue-list="list1817133637" text:style-name="L1">
        <text:list-item>
          <text:p text:style-name="P13">ResourceTypes<text:span text:style-name="T24"> {</text:span><text:span text:style-name="T25">id_resourceTypes</text:span><text:span text:style-name="T24">, resourceType, termsource, termsourceID}</text:span></text:p>
        </text:list-item>
      </text:list>
      <text:p text:style-name="P2"><text:span text:style-name="T24"><text:tab/>Esta </text:span><text:span text:style-name="Strong_20_Emphasis"><text:span text:style-name="T24">tabela</text:span></text:span><text:span text:style-name="T24"> representa a identificação genérica do meio da imagem ou outro recurso</text:span><text:span text:style-name="T16">.</text:span></text:p>
      <text:p text:style-name="P3"/>
      <text:p text:style-name="P3"><text:tab/>Atributos:</text:p>
      <text:list xml:id="list62545557" text:continue-list="list837613125" text:style-name="L6">
        <text:list-item>
          <text:p text:style-name="P35"><text:span text:style-name="T19">id_resourceTypes</text:span><text:span text:style-name="T28">:</text:span><text:span text:style-name="T29"> </text:span><text:span text:style-name="T20">é chave primária, já que identifica univocamente cada identificação. Inteiro que é auto incrementado;</text:span></text:p>
        </text:list-item>
        <text:list-item>
          <text:p text:style-name="P35"><text:span text:style-name="T28">resourceType:</text:span><text:span text:style-name="T29"> string que representa </text:span><text:span text:style-name="T20">a identificação genérica do meio da imagem ou outro recurso.</text:span></text:p>
        </text:list-item>
        <text:list-item>
          <text:p text:style-name="P35"><text:span text:style-name="T28">termsource:</text:span><text:span text:style-name="T29"> </text:span><text:span text:style-name="T20">string que identifica a fonte do termo.</text:span></text:p>
        </text:list-item>
        <text:list-item>
          <text:p text:style-name="P21"><text:span text:style-name="T15">termsourceID</text:span><text:span text:style-name="T16">: string que representa o identificador do termo na fonte.</text:span></text:p>
        </text:list-item>
      </text:list>
      <text:p text:style-name="P3"/>
      <text:list xml:id="list2043050447" text:continue-list="list1524185164" text:style-name="L1">
        <text:list-item>
          <text:p text:style-name="P13">ResourceViewDescriptions<text:span text:style-name="T24"> {</text:span><text:span text:style-name="T25">id_resourceViewDescriptions</text:span><text:span text:style-name="T24">, resourceViewDescription}</text:span></text:p>
        </text:list-item>
      </text:list>
      <text:p text:style-name="P2"><text:span text:style-name="T24"><text:tab/></text:span><text:span text:style-name="T16">Esta </text:span><text:span text:style-name="Strong_20_Emphasis"><text:span text:style-name="T16">tabela</text:span></text:span><text:span text:style-name="T16"> representa uma descrição dos aspetos espaciais, cronológicos ou contextuais da obra, tal como é vista neste recurso em específico.</text:span></text:p>
      <text:p text:style-name="P3"/>
      <text:p text:style-name="P3"><text:tab/>Atributos:</text:p>
      <text:list xml:id="list800963348" text:continue-list="list62545557" text:style-name="L6">
        <text:list-item>
          <text:p text:style-name="P35"><text:span text:style-name="T19">id_resourceViewDescriptions</text:span><text:span text:style-name="T28">:</text:span><text:span text:style-name="T29"> </text:span><text:span text:style-name="T20">é chave primária, já que identifica univocamente cada descrição. Inteiro que é auto incrementado;</text:span></text:p>
        </text:list-item>
        <text:list-item>
          <text:p text:style-name="P35"><text:span text:style-name="T28">resourceViewDescription:</text:span><text:span text:style-name="T29"> string que representa </text:span><text:span text:style-name="T20">uma descrição dos aspetos espaciais, cronológicos ou contextuais da obra, tal como é vista neste recurso em específico.</text:span></text:p>
        </text:list-item>
      </text:list>
      <text:p text:style-name="P2"/>
      <text:h text:style-name="P47" text:outline-level="4"><text:soft-page-break/>Tabelas com origem em entidades e relacionamentos N:M</text:h>
      <text:p text:style-name="P1">As tabelas seguintes, resultam de relacionamentos N:M existentes entre as tabelas apresentadas anteriormente:</text:p>
      <text:list xml:id="list2134721131" text:style-name="L15">
        <text:list-item>
          <text:p text:style-name="P17">Object_Work_Types_Object_Work_Records<text:span text:style-name="T24"> {</text:span><text:span text:style-name="T11">Object_Work_Type</text:span><text:span text:style-name="T24">, </text:span><text:span text:style-name="T11">Object_Work_Record</text:span><text:span text:style-name="T24">}</text:span></text:p>
        </text:list-item>
      </text:list>
      <text:p text:style-name="P2"><text:tab/><text:span text:style-name="T24">Resultante do relacionamento N:M entre as tabelas Object_Work_Records</text:span> <text:span text:style-name="T24">e Object_Work_Types.</text:span></text:p>
      <text:p text:style-name="P3"/>
      <text:list xml:id="list1247454121" text:continue-numbering="true" text:style-name="L15">
        <text:list-item>
          <text:p text:style-name="P17">SourceTitle_Object_Work_Titles<text:span text:style-name="T24"> {</text:span><text:span text:style-name="T11">SourceTitle</text:span><text:span text:style-name="T24">, </text:span><text:span text:style-name="T11">Object_Work_Title</text:span><text:span text:style-name="T24">}</text:span></text:p>
        </text:list-item>
      </text:list>
      <text:p text:style-name="P3"><text:tab/>Resultante do relacionamento N:M entre as tabelas SourceTitles e Object_Work_Titles.</text:p>
      <text:p text:style-name="P3"/>
      <text:list xml:id="list888327294" text:continue-numbering="true" text:style-name="L15">
        <text:list-item>
          <text:p text:style-name="P17">QualifierMeasurements_IndexingMeasurements<text:span text:style-name="T24"> {</text:span><text:span text:style-name="T11">QualifierMeasurement</text:span><text:span text:style-name="T29">, </text:span><text:span text:style-name="T11">IndexingMeasurement</text:span><text:span text:style-name="T24">}</text:span></text:p>
        </text:list-item>
      </text:list>
      <text:p text:style-name="P3"><text:tab/>Resultante do relacionamento N:M entre as tabelas QualifierMeasurements e IndexingMeasurements.</text:p>
      <text:p text:style-name="P3"/>
      <text:list xml:id="list1859778002" text:continue-numbering="true" text:style-name="L15">
        <text:list-item>
          <text:p text:style-name="P17">TermMaterialsTech_IndexingMaterialsTech<text:span text:style-name="T24"> {</text:span><text:span text:style-name="T11">TermMaterialsTech</text:span><text:span text:style-name="T24">, </text:span><text:span text:style-name="T11">IndexingMaterialsTech</text:span><text:span text:style-name="T24">}</text:span></text:p>
        </text:list-item>
      </text:list>
      <text:p text:style-name="P2"><text:tab/><text:span text:style-name="T24">Resultante do relacionamento N:M entre as tabelas TermMaterialsTech e IndexingMaterialsTech.</text:span></text:p>
      <text:p text:style-name="P2"/>
      <text:list xml:id="list1932948528" text:continue-numbering="true" text:style-name="L15">
        <text:list-item>
          <text:p text:style-name="P17">TreatmentTypes_ConservationTreatmentHistory<text:span text:style-name="T24"> {</text:span><text:span text:style-name="T11">TreatmentType</text:span><text:span text:style-name="T24">, </text:span><text:span text:style-name="T11">ConservationTreatmentHistory</text:span><text:span text:style-name="T24">}</text:span></text:p>
        </text:list-item>
      </text:list>
      <text:p text:style-name="P3"><text:tab/>Resultante do relacionamento N:M entre as tabelas TreatmentTypes e ConservationTreatmentHistory.</text:p>
      <text:p text:style-name="P3"/>
      <text:list xml:id="list1620802768" text:continue-numbering="true" text:style-name="L15">
        <text:list-item>
          <text:p text:style-name="P44"><text:span text:style-name="T23">Object_Work_Records_IndexingCreators {</text:span><text:span text:style-name="T11">Object_Work_Record</text:span><text:span text:style-name="T19">, </text:span><text:span text:style-name="T11">IndexingCreator</text:span><text:span text:style-name="T23">}</text:span></text:p>
        </text:list-item>
      </text:list>
      <text:p text:style-name="P1"><text:span text:style-name="T23"><text:tab/></text:span><text:span text:style-name="T24">Resultante do relacionamento N:M entre as tabelas Object_Work_Records e IndexingCreators.</text:span></text:p>
      <text:p text:style-name="P2"/>
      <text:list xml:id="list503967894" text:continue-numbering="true" text:style-name="L15">
        <text:list-item>
          <text:p text:style-name="P17">NamesCreator_IndexingCreators<text:span text:style-name="T24"> {</text:span><text:span text:style-name="T11">NameCreator</text:span><text:span text:style-name="T24">, </text:span><text:span text:style-name="T11">IndexingCreator</text:span><text:span text:style-name="T24">}</text:span></text:p>
        </text:list-item>
      </text:list>
      <text:p text:style-name="P3"><text:tab/>Resultante do relacionamento N:M entre as tabelas NamesCreator e IndexingCreators.</text:p>
      <text:p text:style-name="P2"/>
      <text:list xml:id="list1033611786" text:continue-numbering="true" text:style-name="L15">
        <text:list-item>
          <text:p text:style-name="P44"><text:span text:style-name="T23">SourceNamesCreator_NamesCreator {</text:span><text:span text:style-name="T11">SourceNamesCreator</text:span><text:span text:style-name="T24">, </text:span><text:span text:style-name="T11">NamesCreator</text:span><text:span text:style-name="T23">}</text:span></text:p>
          <text:p text:style-name="P29">Resultante do relacionamento N:M entre as tabelas SourceNamesCreator e IndexingCreators.</text:p>
          <text:p text:style-name="P17"/>
        </text:list-item>
        <text:list-item>
          <text:p text:style-name="P17">IndexingCreators_NationalitiesCreator<text:span text:style-name="T24"> {</text:span><text:span text:style-name="T11">IndexingCreator</text:span><text:span text:style-name="T24">, </text:span><text:span text:style-name="T11">NationalityCreator</text:span><text:span text:style-name="T24">}</text:span></text:p>
        </text:list-item>
      </text:list>
      <text:p text:style-name="P3"><text:tab/>Resultante do relacionamento N:M entre as tabelas IndexingCreators e NationalitiesCreator.</text:p>
      <text:p text:style-name="P3"/>
      <text:list xml:id="list404452428" text:continue-numbering="true" text:style-name="L15">
        <text:list-item>
          <text:p text:style-name="P17">IndexingCreators_RolesCreator<text:span text:style-name="T24"> {</text:span><text:span text:style-name="T11">IndexingCreator</text:span><text:span text:style-name="T24">, </text:span><text:span text:style-name="T11">CreatorRole</text:span><text:span text:style-name="T24">}</text:span></text:p>
        </text:list-item>
      </text:list>
      <text:p text:style-name="P3"><text:tab/>Resultante do relacionamento N:M entre as tabelas IndexingCreators e CreatorRoles.</text:p>
      <text:p text:style-name="P3"/>
      <text:list xml:id="list749350586" text:continue-numbering="true" text:style-name="L15">
        <text:list-item>
          <text:p text:style-name="P17">Styles_Object_Work_Records<text:span text:style-name="T24"> {</text:span><text:span text:style-name="T11">Style</text:span><text:span text:style-name="T24">, </text:span><text:span text:style-name="T11">Object_Work_Record</text:span>}</text:p>
        </text:list-item>
      </text:list>
      <text:p text:style-name="P2"><text:tab/><text:span text:style-name="T24">Resultante do relacionamento N:M entre as tabelas Styles e Object_Work_Records.</text:span></text:p>
      <text:p text:style-name="P2"/>
      <text:list xml:id="list463721101" text:continue-numbering="true" text:style-name="L15">
        <text:list-item>
          <text:p text:style-name="P17">Cultures_Object_Work_Records<text:span text:style-name="T24"> {</text:span><text:span text:style-name="T11">Culture</text:span><text:span text:style-name="T24">, </text:span><text:span text:style-name="T11">Object_Work_Record</text:span><text:span text:style-name="T24">}</text:span></text:p>
        </text:list-item>
      </text:list>
      <text:p text:style-name="P3"><text:tab/>Resultante do relacionamento N:M entre as tabelas Cultures e Object_Work_Records.</text:p>
      <text:p text:style-name="P3"/>
      <text:list xml:id="list333827565" text:continue-numbering="true" text:style-name="L15">
        <text:list-item>
          <text:p text:style-name="P17">IndexingSubjects_SubjectTerms<text:span text:style-name="T24"> {</text:span><text:span text:style-name="T11">IndexingSubject</text:span><text:span text:style-name="T24">, </text:span><text:span text:style-name="T11">SubjectTerm</text:span><text:span text:style-name="T24">}</text:span></text:p>
        </text:list-item>
      </text:list>
      <text:p text:style-name="P3"><text:tab/>Resultante do relacionamento N:M entre as tabelas IndexingSubjects e SubjectTerms.</text:p>
      <text:p text:style-name="P3"><text:soft-page-break/></text:p>
      <text:list xml:id="list2104734771" text:continue-numbering="true" text:style-name="L15">
        <text:list-item>
          <text:p text:style-name="P17">Object_Work_Records_Classifications<text:span text:style-name="T24"> {</text:span><text:span text:style-name="T11">Object_Work_Record</text:span><text:span text:style-name="T24">, </text:span><text:span text:style-name="T11">Classification</text:span><text:span text:style-name="T24">}</text:span></text:p>
        </text:list-item>
      </text:list>
      <text:p text:style-name="P3"><text:tab/>Resultante do relacionamento N:M entre as tabelas Object_Work_Records e Classifications.</text:p>
      <text:p text:style-name="P3"/>
      <text:list xml:id="list921816805" text:continue-numbering="true" text:style-name="L15">
        <text:list-item>
          <text:p text:style-name="P17">DescriptiveNotes_DescriptiveNoteSources<text:span text:style-name="T24"> {</text:span><text:span text:style-name="T11">DescriptiveNote</text:span><text:span text:style-name="T24">, </text:span><text:span text:style-name="T11">DescriptiveNoteSource</text:span><text:span text:style-name="T24">}</text:span></text:p>
        </text:list-item>
      </text:list>
      <text:p text:style-name="P3"><text:tab/>Resultante do relacionamento N:M entre as tabelas DescriptiveNotes e DescriptiveNotesSources.</text:p>
      <text:p text:style-name="P3"/>
      <text:list xml:id="list1444210868" text:continue-numbering="true" text:style-name="L15">
        <text:list-item>
          <text:p text:style-name="P17">ResourceRelTypes_Resources<text:span text:style-name="T24"> {</text:span><text:span text:style-name="T11">ResourceRelType</text:span><text:span text:style-name="T24">, </text:span><text:span text:style-name="T11">Resource</text:span><text:span text:style-name="T24">}</text:span></text:p>
        </text:list-item>
      </text:list>
      <text:p text:style-name="P3"><text:tab/>Resultante do relacionamento N:M entre as tabelas ResourceRelTypes e Resources.</text:p>
      <text:p text:style-name="P3"/>
      <text:list xml:id="list1460633867" text:continue-numbering="true" text:style-name="L15">
        <text:list-item>
          <text:p text:style-name="P17">ResourceTypes_Resources<text:span text:style-name="T24"> {</text:span><text:span text:style-name="T11">ResourceType</text:span><text:span text:style-name="T24">, </text:span><text:span text:style-name="T11">Resource</text:span><text:span text:style-name="T24">}</text:span></text:p>
        </text:list-item>
      </text:list>
      <text:p text:style-name="P3"><text:tab/>Resultante do relacionamento N:M entre as tabelas ResourcesTypes e Resources.</text:p>
      <text:p text:style-name="P3"/>
      <text:p text:style-name="P3"/>
      <text:p text:style-name="P3"/>
      <text:p text:style-name="P3"/>
      <text:h text:style-name="P48" text:outline-level="2">Algoritmos</text:h>
      <text:p text:style-name="P1">Nesta secção são apresentados os diferentes casos referentes aos meta-dados já existentes no formato digital do Museu da Emigração e das Comunidades de Fafe e o respetivos processos de extração, transformação e carregamento para o repositório.</text:p>
      <text:h text:style-name="P49" text:outline-level="3">Zincogravuras</text:h>
      <text:p text:style-name="P45">Os recursos fornecidos que continham os meta-dados de zincogravuras eram constituídos por um único documento Word contendo meta-dados referentes a 933 zincogravuras e uma pasta contendo as imagens de cada uma das zincogravuras com a particularidade do nome de cada ficheiro corresponder ao número de inventário da zincogravura correspondente o que facilita a associação entre ambos.</text:p>
      <text:h text:style-name="P46" text:outline-level="4">Extração</text:h>
      <text:p text:style-name="P45">O documento Word fornecido continha os meta-dados bem estruturados, sendo que cada zincogravura fazia-se distinguir de outras através da utilização de múltiplas linhas em branco, desta forma detetámos o elemento de quebra para cada zincogravura. </text:p>
      <text:p text:style-name="P45">De seguida, era necessário identificar os atributos e respetivos valores para cada zincogravura. Esta parte também se revelou fácil, visto que cada atributo mantinha sempre a mesma <text:span text:style-name="T8">label</text:span><text:span text:style-name="T15"> e desta forma detetámos elementos para extrair os meta-dados.</text:span></text:p>
      <text:p text:style-name="P45"><text:span text:style-name="T15"/></text:p>
      <text:p text:style-name="P45"><text:span text:style-name="T15">Para proceder à parte da extração criámos uma script utilizando a linguagem de programação Perl visto tratar-se uma linguagem que torna fácil este tipo de processos. Para extrair o texto do corpo do documento Word, utilizámos um módulo Perl que o possibilita através de uma única chamada a uma função fornecida por esse módulo. As seguintes linhas de código ilustram essa extração:</text:span></text:p>
      <text:p text:style-name="P45"><text:span text:style-name="T15"><text:s text:c="4"/>my $file = Text::Extract::Word-&gt;new($origin); # Passed either a file name or an open file handle, this constructor returns an instance that can be used to query the file contents.</text:span></text:p>
      <text:p text:style-name="P45"><text:span text:style-name="T15"><text:s text:c="4"/>my $body = $file-&gt;get_body(); # Returns the text for the main body of the Word document. This </text:span><text:soft-page-break/><text:span text:style-name="T15">excludes headers, footers, and annotations.</text:span></text:p>
      <text:p text:style-name="P45"><text:span text:style-name="T15"/></text:p>
      <text:h text:style-name="P46" text:outline-level="4"><text:span text:style-name="T15">Transformação</text:span></text:h>
      <text:p text:style-name="P45"><text:span text:style-name="T15">Tendo acesso ao texto extraído do documento em memória, o processo de transformação pode ser iniciado.</text:span></text:p>
      <text:p text:style-name="P45"><text:span text:style-name="T15">Começámos por fazer uma limpeza de certos elementos textuais que dificultavam o parsing dos elementos identificados anteriormente. E de seguida efetuámos uma substituição das labels de cada atributo por outras mais limpas e mais simples sem caracteres especiais (ex: '/') ou acentos. Esta transformação também foi necessária porque as labels originais foram, possivelmente, escritas à mão e existiam alguns casos em que estas nem sempre eram iguais possuindo, por exemplo, um acento numa zincogravura e noutra não, ou abreviações de palavras numas e noutras não.</text:span></text:p>
      <text:p text:style-name="P45"><text:span text:style-name="T15">Este processo não foi obtido apenas com uma iteração, uma análise cuidada aos dados originais e observação dos resultados obtidos da transformação em cada nova iteração, levou a que pequenas alterações fossem feitas a este processo, obtendo no final o seguinte código:</text:span></text:p>
      <text:p text:style-name="P45"><text:span text:style-name="T15"><text:s text:c="4"/>$body =~ s/´+//g; # Limpa lixo</text:span></text:p>
      <text:p text:style-name="P45"><text:span text:style-name="T15"><text:s text:c="4"/>$body =~ s/\n[ \t]+\n//g; # Limpa lixo</text:span></text:p>
      <text:p text:style-name="P45"><text:span text:style-name="T15"><text:s text:c="4"/>$body =~ s/\n{2,}/\n\n/g; # Limpa \n a mais</text:span></text:p>
      <text:p text:style-name="P45"><text:span text:style-name="T15"><text:s text:c="4"/>$body =~ s/Denominação\/T[ií]tulo/dt/g; # </text:span></text:p>
      <text:p text:style-name="P45"><text:span text:style-name="T15"><text:s text:c="4"/>$body =~ s/Autor\/Produção/ap/g; # </text:span></text:p>
      <text:p text:style-name="P45"><text:span text:style-name="T15"><text:s text:c="4"/>$body =~ s/Datação/dat/g; # </text:span></text:p>
      <text:p text:style-name="P45"><text:span text:style-name="T15"><text:s text:c="4"/>$body =~ s/Dimensões/dim/g; # </text:span></text:p>
      <text:p text:style-name="P45"><text:span text:style-name="T15"><text:s text:c="4"/>$body =~ s/[ \t]*(Nº|Número) de Inventário/ni/g; # </text:span></text:p>
      <text:p text:style-name="P45"><text:span text:style-name="T15"><text:s text:c="4"/>$body =~ s/Descrição/desc/g; # </text:span></text:p>
      <text:p text:style-name="P45"><text:span text:style-name="T15"><text:s text:c="4"/>$body =~ s/Impress[ao] no/imp:/g; # </text:span></text:p>
      <text:p text:style-name="P45"><text:span text:style-name="T15"><text:s text:c="4"/>$body =~ s/Proveniência:?\/Incorporação/pi/g; # </text:span></text:p>
      <text:p text:style-name="P45"><text:span text:style-name="T15"><text:s text:c="4"/>$body =~ s/&amp;/&amp;amp;/g; # </text:span></text:p>
      <text:p text:style-name="P45"><text:span text:style-name="T15"></text:span></text:p>
      <text:p text:style-name="P45"><text:span text:style-name="T15"><text:s text:c="4"/>$body = trim($body);</text:span></text:p>
      <text:h text:style-name="P46" text:outline-level="4"><text:span text:style-name="T15">Carregamento</text:span></text:h>
      <text:p text:style-name="P45"><text:span text:style-name="T15">Após a transformação dos meta-dados originais e estando acessível em memória, só restava o carregamento destes para uma estrutura. Como adotámos a norma CDWA Lite, optámos por carregá-los para um documento XML que fosse válido segundo o schema do CDWA Li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THDBVB+NimbusRomNo9L-ReguItal" svg:font-family="THDBVB+NimbusRomNo9L-ReguItal"/>
    <style:font-face style:name="VLVBMP+CMR10" svg:font-family="VLVBMP+CMR10"/>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no Azevedo</meta:initial-creator>
    <meta:creation-date>2012-07-19T14:36:14</meta:creation-date>
    <dc:date>2012-07-21T16:50:41</dc:date>
    <dc:creator>Bruno Azevedo</dc:creator>
    <meta:editing-duration>PT18H26M57S</meta:editing-duration>
    <meta:editing-cycles>1645</meta:editing-cycles>
    <meta:generator>LibreOffice/3.3$Linux LibreOffice_project/330m19$Build-401</meta:generator>
    <meta:document-statistic meta:table-count="0" meta:image-count="0" meta:object-count="0" meta:page-count="23" meta:paragraph-count="558" meta:word-count="7284" meta:character-count="53960"/>
  </office:meta>
</office:document-meta>
</file>